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130000001304B4ACAE91FD8097.png" manifest:media-type="image/png"/>
  <manifest:file-entry manifest:full-path="Pictures/1000020000000013000000133995E8B6F64B17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MathJax Main" svg:font-family="'MathJax Main'"/>
    <style:font-face style:name="Monaco" svg:font-family="Monaco, Menlo, 'Ubuntu Mono', Consolas, source-code-pro, 'Droid Sans Mono', monospace"/>
    <style:font-face style:name="Montserrat" svg:font-family="Montserrat, sans-serif"/>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eau1" style:family="table">
      <style:table-properties style:width="11.613cm" table:align="left"/>
    </style:style>
    <style:style style:name="Tableau1.A" style:family="table-column">
      <style:table-column-properties style:column-width="0.557cm"/>
    </style:style>
    <style:style style:name="Tableau1.B" style:family="table-column">
      <style:table-column-properties style:column-width="11.056cm"/>
    </style:style>
    <style:style style:name="Tableau1.1" style:family="table-row">
      <style:table-row-properties fo:background-color="#f0f0f0">
        <style:background-image/>
      </style:table-row-properties>
    </style:style>
    <style:style style:name="Tableau1.A1" style:family="table-cell">
      <style:table-cell-properties style:vertical-align="middle" fo:padding="0cm" fo:border="none"/>
    </style:style>
    <style:style style:name="Tableau1.2" style:family="table-row">
      <style:table-row-properties fo:background-color="#ffffff">
        <style:background-image/>
      </style:table-row-properties>
    </style:style>
    <style:style style:name="Tableau2" style:family="table">
      <style:table-properties style:width="1.646cm" table:align="left"/>
    </style:style>
    <style:style style:name="Tableau2.A" style:family="table-column">
      <style:table-column-properties style:column-width="1.646cm"/>
    </style:style>
    <style:style style:name="Tableau2.A1" style:family="table-cell">
      <style:table-cell-properties style:vertical-align="middle" fo:padding="0cm" fo:border="none"/>
    </style:style>
    <style:style style:name="Tableau2.2" style:family="table-row">
      <style:table-row-properties fo:background-color="#f0f0f0">
        <style:background-image/>
      </style:table-row-properties>
    </style:style>
    <style:style style:name="Tableau3" style:family="table">
      <style:table-properties style:width="2.917cm" table:align="left"/>
    </style:style>
    <style:style style:name="Tableau3.A" style:family="table-column">
      <style:table-column-properties style:column-width="1.566cm"/>
    </style:style>
    <style:style style:name="Tableau3.B" style:family="table-column">
      <style:table-column-properties style:column-width="1.351cm"/>
    </style:style>
    <style:style style:name="Tableau3.A1" style:family="table-cell">
      <style:table-cell-properties style:vertical-align="middle" fo:padding="0cm" fo:border="none"/>
    </style:style>
    <style:style style:name="Tableau3.2" style:family="table-row">
      <style:table-row-properties fo:background-color="#f0f0f0">
        <style:background-image/>
      </style:table-row-properties>
    </style:style>
    <style:style style:name="Tableau4" style:family="table">
      <style:table-properties style:width="14.4cm" table:align="left"/>
    </style:style>
    <style:style style:name="Tableau4.A" style:family="table-column">
      <style:table-column-properties style:column-width="2.616cm"/>
    </style:style>
    <style:style style:name="Tableau4.B" style:family="table-column">
      <style:table-column-properties style:column-width="3.147cm"/>
    </style:style>
    <style:style style:name="Tableau4.C" style:family="table-column">
      <style:table-column-properties style:column-width="4.35cm"/>
    </style:style>
    <style:style style:name="Tableau4.D" style:family="table-column">
      <style:table-column-properties style:column-width="4.288cm"/>
    </style:style>
    <style:style style:name="Tableau4.A1" style:family="table-cell">
      <style:table-cell-properties style:vertical-align="middle" fo:padding="0cm" fo:border="none"/>
    </style:style>
    <style:style style:name="Tableau4.2" style:family="table-row">
      <style:table-row-properties fo:background-color="#f0f0f0">
        <style:background-image/>
      </style:table-row-properties>
    </style:style>
    <style:style style:name="Tableau4.3" style:family="table-row">
      <style:table-row-properties fo:background-color="#ffffff">
        <style:background-image/>
      </style:table-row-properties>
    </style:style>
    <style:style style:name="Tableau5" style:family="table">
      <style:table-properties style:width="5.983cm" table:align="left"/>
    </style:style>
    <style:style style:name="Tableau5.A" style:family="table-column">
      <style:table-column-properties style:column-width="2.919cm"/>
    </style:style>
    <style:style style:name="Tableau5.B" style:family="table-column">
      <style:table-column-properties style:column-width="3.064cm"/>
    </style:style>
    <style:style style:name="Tableau5.A1" style:family="table-cell">
      <style:table-cell-properties style:vertical-align="middle" fo:padding="0cm" fo:border="none"/>
    </style:style>
    <style:style style:name="Tableau5.2" style:family="table-row">
      <style:table-row-properties fo:background-color="#f0f0f0">
        <style:background-image/>
      </style:table-row-properties>
    </style:style>
    <style:style style:name="Tableau5.3" style:family="table-row">
      <style:table-row-properties fo:background-color="#ffffff">
        <style:background-image/>
      </style:table-row-properties>
    </style:style>
    <style:style style:name="Tableau6" style:family="table">
      <style:table-properties style:width="14.265cm" table:align="left"/>
    </style:style>
    <style:style style:name="Tableau6.A" style:family="table-column">
      <style:table-column-properties style:column-width="2.829cm"/>
    </style:style>
    <style:style style:name="Tableau6.B" style:family="table-column">
      <style:table-column-properties style:column-width="2.113cm"/>
    </style:style>
    <style:style style:name="Tableau6.C" style:family="table-column">
      <style:table-column-properties style:column-width="3.231cm"/>
    </style:style>
    <style:style style:name="Tableau6.D" style:family="table-column">
      <style:table-column-properties style:column-width="2.78cm"/>
    </style:style>
    <style:style style:name="Tableau6.E" style:family="table-column">
      <style:table-column-properties style:column-width="3.311cm"/>
    </style:style>
    <style:style style:name="Tableau6.A1" style:family="table-cell">
      <style:table-cell-properties style:vertical-align="middle" fo:padding="0cm" fo:border="none"/>
    </style:style>
    <style:style style:name="Tableau6.2" style:family="table-row">
      <style:table-row-properties fo:background-color="#f0f0f0">
        <style:background-image/>
      </style:table-row-properties>
    </style:style>
    <style:style style:name="Tableau6.3" style:family="table-row">
      <style:table-row-properties fo:background-color="#ffffff">
        <style:background-image/>
      </style:table-row-properties>
    </style:style>
    <style:style style:name="Tableau7" style:family="table">
      <style:table-properties style:width="12.474cm" table:align="left"/>
    </style:style>
    <style:style style:name="Tableau7.A" style:family="table-column">
      <style:table-column-properties style:column-width="2.87cm"/>
    </style:style>
    <style:style style:name="Tableau7.B" style:family="table-column">
      <style:table-column-properties style:column-width="3.836cm"/>
    </style:style>
    <style:style style:name="Tableau7.C" style:family="table-column">
      <style:table-column-properties style:column-width="5.768cm"/>
    </style:style>
    <style:style style:name="Tableau7.A1" style:family="table-cell">
      <style:table-cell-properties style:vertical-align="middle" fo:padding="0cm" fo:border="none"/>
    </style:style>
    <style:style style:name="Tableau7.2" style:family="table-row">
      <style:table-row-properties fo:background-color="#f0f0f0">
        <style:background-image/>
      </style:table-row-properties>
    </style:style>
    <style:style style:name="Tableau7.3" style:family="table-row">
      <style:table-row-properties fo:background-color="#ffffff">
        <style:background-image/>
      </style:table-row-properties>
    </style:style>
    <style:style style:name="Tableau8" style:family="table">
      <style:table-properties style:width="2.817cm" table:align="left"/>
    </style:style>
    <style:style style:name="Tableau8.A" style:family="table-column">
      <style:table-column-properties style:column-width="1.418cm"/>
    </style:style>
    <style:style style:name="Tableau8.B" style:family="table-column">
      <style:table-column-properties style:column-width="1.399cm"/>
    </style:style>
    <style:style style:name="Tableau8.A1" style:family="table-cell">
      <style:table-cell-properties style:vertical-align="middle" fo:padding="0cm" fo:border="none"/>
    </style:style>
    <style:style style:name="Tableau8.2" style:family="table-row">
      <style:table-row-properties fo:background-color="#f0f0f0">
        <style:background-image/>
      </style:table-row-properties>
    </style:style>
    <style:style style:name="Tableau8.3" style:family="table-row">
      <style:table-row-properties fo:background-color="#ffffff">
        <style:background-image/>
      </style:table-row-properties>
    </style:style>
    <style:style style:name="Tableau9" style:family="table">
      <style:table-properties style:width="4.674cm" table:align="left"/>
    </style:style>
    <style:style style:name="Tableau9.A" style:family="table-column">
      <style:table-column-properties style:column-width="1.418cm"/>
    </style:style>
    <style:style style:name="Tableau9.B" style:family="table-column">
      <style:table-column-properties style:column-width="1.517cm"/>
    </style:style>
    <style:style style:name="Tableau9.C" style:family="table-column">
      <style:table-column-properties style:column-width="1.739cm"/>
    </style:style>
    <style:style style:name="Tableau9.A1" style:family="table-cell">
      <style:table-cell-properties style:vertical-align="middle" fo:padding="0cm" fo:border="none"/>
    </style:style>
    <style:style style:name="Tableau9.2" style:family="table-row">
      <style:table-row-properties fo:background-color="#f0f0f0">
        <style:background-image/>
      </style:table-row-properties>
    </style:style>
    <style:style style:name="Tableau9.3" style:family="table-row">
      <style:table-row-properties fo:background-color="#ffffff">
        <style:background-image/>
      </style:table-row-properties>
    </style:style>
    <style:style style:name="Tableau10" style:family="table">
      <style:table-properties style:width="8.407cm" table:align="left"/>
    </style:style>
    <style:style style:name="Tableau10.A" style:family="table-column">
      <style:table-column-properties style:column-width="2.616cm"/>
    </style:style>
    <style:style style:name="Tableau10.B" style:family="table-column">
      <style:table-column-properties style:column-width="5.791cm"/>
    </style:style>
    <style:style style:name="Tableau10.A1" style:family="table-cell">
      <style:table-cell-properties style:vertical-align="middle" fo:padding="0cm" fo:border="none"/>
    </style:style>
    <style:style style:name="Tableau10.2" style:family="table-row">
      <style:table-row-properties fo:background-color="#f0f0f0">
        <style:background-image/>
      </style:table-row-properties>
    </style:style>
    <style:style style:name="Tableau10.3" style:family="table-row">
      <style:table-row-properties fo:background-color="#ffffff">
        <style:background-image/>
      </style:table-row-properties>
    </style:style>
    <style:style style:name="P1" style:family="paragraph" style:parent-style-name="Heading_20_3">
      <style:paragraph-properties fo:margin-left="0cm" fo:margin-right="0cm" fo:margin-top="0cm" fo:margin-bottom="0.265cm" style:contextual-spacing="false" fo:line-height="200%" fo:orphans="2" fo:widows="2" fo:text-indent="0cm" style:auto-text-indent="false" fo:padding-left="0cm" fo:padding-right="0cm" fo:padding-top="0cm" fo:padding-bottom="0.049cm" fo:border-left="none" fo:border-right="none" fo:border-top="none" fo:border-bottom="0.06pt solid #d2d2d2"/>
      <style:text-properties fo:font-variant="normal" fo:text-transform="none" fo:color="#000000" loext:opacity="100%" style:font-name="Montserrat" fo:font-size="12pt" fo:letter-spacing="normal" fo:language="fr" fo:country="FR" fo:font-style="normal" fo:font-weight="bold"/>
    </style:style>
    <style:style style:name="P2" style:family="paragraph" style:parent-style-name="Heading_20_4">
      <style:text-properties fo:font-variant="normal" fo:text-transform="none" style:font-name="Montserrat" fo:letter-spacing="normal" fo:language="fr" fo:country="FR" fo:font-style="normal" fo:font-weight="normal"/>
    </style:style>
    <style:style style:name="P3" style:family="paragraph" style:parent-style-name="Heading_20_4">
      <style:paragraph-properties fo:margin-left="0cm" fo:margin-right="0cm" fo:margin-top="0cm" fo:margin-bottom="0.265cm" style:contextual-spacing="false" fo:line-height="175%" fo:orphans="2" fo:widows="2" fo:text-indent="0cm" style:auto-text-indent="false"/>
      <style:text-properties fo:font-variant="normal" fo:text-transform="none" fo:color="#000000" loext:opacity="100%" style:font-name="Montserrat" fo:font-size="12pt" fo:letter-spacing="normal" fo:language="fr" fo:country="FR" fo:font-style="normal" fo:font-weight="bold"/>
    </style:style>
    <style:style style:name="P4" style:family="paragraph" style:parent-style-name="Heading_20_5">
      <style:text-properties fo:language="fr" fo:country="FR"/>
    </style:style>
    <style:style style:name="P5" style:family="paragraph" style:parent-style-name="Heading_20_5">
      <style:paragraph-properties fo:margin-left="0cm" fo:margin-right="0cm" fo:margin-top="0cm" fo:margin-bottom="0.265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bold"/>
    </style:style>
    <style:style style:name="P6" style:family="paragraph" style:parent-style-name="Heading_20_5">
      <style:paragraph-properties fo:margin-left="0cm" fo:margin-right="0cm" fo:margin-top="0cm" fo:margin-bottom="0.265cm" style:contextual-spacing="false" fo:line-height="162%" fo:orphans="2" fo:widows="2" fo:text-indent="0cm" style:auto-text-indent="false"/>
      <style:text-properties fo:font-variant="normal" fo:text-transform="none" style:font-name="Montserrat" fo:letter-spacing="normal" fo:language="fr" fo:country="FR" fo:font-style="normal" fo:font-weight="normal"/>
    </style:style>
    <style:style style:name="P7" style:family="paragraph" style:parent-style-name="Heading_20_5">
      <style:paragraph-properties fo:margin-left="0cm" fo:margin-right="0cm" fo:margin-top="0cm" fo:margin-bottom="0.265cm" style:contextual-spacing="false" fo:line-height="162%" fo:orphans="2" fo:widows="2" fo:text-indent="0cm" style:auto-text-indent="false"/>
    </style:style>
    <style:style style:name="P8" style:family="paragraph" style:parent-style-name="Heading_20_5">
      <style:paragraph-properties fo:margin-left="0.106cm" fo:margin-right="0.106cm" fo:margin-top="0cm" fo:margin-bottom="0cm" style:contextual-spacing="false" fo:line-height="162%" fo:orphans="2" fo:widows="2" fo:text-indent="0cm" style:auto-text-indent="false"/>
    </style:style>
    <style:style style:name="P9" style:family="paragraph" style:parent-style-name="Preformatted_20_Text">
      <style:paragraph-properties fo:margin-left="0cm" fo:margin-right="0cm" fo:margin-top="0cm" fo:margin-bottom="0.499cm" style:contextual-spacing="false" fo:line-height="150%" fo:orphans="2" fo:widows="2" fo:text-indent="0cm" style:auto-text-indent="false"/>
    </style:style>
    <style:style style:name="P10" style:family="paragraph" style:parent-style-name="Preformatted_20_Text">
      <style:paragraph-properties fo:margin-left="0.106cm" fo:margin-right="0.106cm" fo:margin-top="0.661cm" fo:margin-bottom="0cm" style:contextual-spacing="false" fo:line-height="150%" fo:orphans="2" fo:widows="2" fo:text-indent="0cm" style:auto-text-indent="false"/>
    </style:style>
    <style:style style:name="P11" style:family="paragraph" style:parent-style-name="Preformatted_20_Text">
      <style:paragraph-properties fo:margin-left="0.106cm" fo:margin-right="0.106cm" fo:margin-top="0.661cm" fo:margin-bottom="0cm" style:contextual-spacing="false" fo:line-height="150%" fo:orphans="2" fo:widows="2" fo:text-indent="0cm" style:auto-text-indent="false"/>
      <style:text-properties officeooo:paragraph-rsid="0005391c"/>
    </style:style>
    <style:style style:name="P12" style:family="paragraph" style:parent-style-name="Preformatted_20_Text">
      <style:paragraph-properties fo:margin-left="0.106cm" fo:margin-right="0.185cm" fo:margin-top="0.661cm" fo:margin-bottom="0cm" style:contextual-spacing="false" fo:line-height="150%" fo:orphans="2" fo:widows="2" fo:text-indent="0cm" style:auto-text-indent="false"/>
    </style:style>
    <style:style style:name="P13" style:family="paragraph" style:parent-style-name="Preformatted_20_Text">
      <style:paragraph-properties fo:margin-left="0.106cm" fo:margin-right="0.185cm" fo:margin-top="0.661cm" fo:margin-bottom="0cm" style:contextual-spacing="false" fo:line-height="150%" fo:orphans="2" fo:widows="2" fo:text-indent="0cm" style:auto-text-indent="false"/>
      <style:text-properties fo:language="fr" fo:country="FR"/>
    </style:style>
    <style:style style:name="P14" style:family="paragraph" style:parent-style-name="Standard">
      <style:text-properties fo:language="fr" fo:country="FR"/>
    </style:style>
    <style:style style:name="P15" style:family="paragraph" style:parent-style-name="Standard">
      <style:paragraph-properties fo:margin-left="0cm" fo:margin-right="0cm" fo:margin-top="0cm" fo:margin-bottom="0cm" style:contextual-spacing="false" fo:text-indent="0cm" style:auto-text-indent="false"/>
      <style:text-properties fo:font-size="2pt" fo:language="fr" fo:country="FR" style:font-size-asian="2pt" style:font-size-complex="2pt"/>
    </style:style>
    <style:style style:name="P16" style:family="paragraph" style:parent-style-name="Standard">
      <style:paragraph-properties fo:margin-top="0cm" fo:margin-bottom="0cm" style:contextual-spacing="false" fo:orphans="2" fo:widows="2"/>
      <style:text-properties fo:font-size="2pt" fo:language="fr" fo:country="FR" style:font-size-asian="2pt" style:font-size-complex="2pt"/>
    </style:style>
    <style:style style:name="P17" style:family="paragraph" style:parent-style-name="Table_20_Contents">
      <style:paragraph-properties fo:margin-left="0cm" fo:margin-right="0cm" fo:margin-top="0cm" fo:margin-bottom="0cm" style:contextual-spacing="false" fo:line-height="162%" fo:text-indent="0cm" style:auto-text-indent="false"/>
      <style:text-properties fo:language="fr" fo:country="FR"/>
    </style:style>
    <style:style style:name="P18" style:family="paragraph" style:parent-style-name="Table_20_Contents">
      <style:paragraph-properties fo:margin-left="0cm" fo:margin-right="0cm" fo:margin-top="0cm" fo:margin-bottom="0cm" style:contextual-spacing="false" fo:line-height="162%" fo:text-align="start" style:justify-single-word="false" fo:text-indent="0cm" style:auto-text-indent="false"/>
      <style:text-properties fo:language="fr" fo:country="FR"/>
    </style:style>
    <style:style style:name="P19" style:family="paragraph" style:parent-style-name="Table_20_Contents">
      <style:paragraph-properties fo:margin-left="0.106cm" fo:margin-right="0.106cm" fo:margin-top="0cm" fo:margin-bottom="0cm" style:contextual-spacing="false" fo:line-height="162%" fo:text-indent="0cm" style:auto-text-indent="false"/>
    </style:style>
    <style:style style:name="P20" style:family="paragraph" style:parent-style-name="Table_20_Heading">
      <style:paragraph-properties fo:margin-left="0cm" fo:margin-right="0cm" fo:margin-top="0cm" fo:margin-bottom="0cm" style:contextual-spacing="false" fo:line-height="162%" fo:text-indent="0cm" style:auto-text-indent="false"/>
      <style:text-properties fo:color="#ffffff" loext:opacity="100%" fo:language="fr" fo:country="FR"/>
    </style:style>
    <style:style style:name="P21" style:family="paragraph" style:parent-style-name="Text_20_body">
      <style:paragraph-properties fo:margin-left="0.106cm" fo:margin-right="0.106cm" fo:margin-top="0cm" fo:margin-bottom="0cm" style:contextual-spacing="false" fo:line-height="162%" fo:text-indent="0cm" style:auto-text-indent="false"/>
    </style:style>
    <style:style style:name="P22" style:family="paragraph" style:parent-style-name="Text_20_body">
      <style:paragraph-properties fo:margin-left="0.106cm" fo:margin-right="0.106cm" fo:margin-top="0cm" fo:margin-bottom="0cm" style:contextual-spacing="false" fo:line-height="162%" fo:orphans="2" fo:widows="2" fo:text-indent="0cm" style:auto-text-indent="false"/>
    </style:style>
    <style:style style:name="P23" style:family="paragraph" style:parent-style-name="Text_20_body" style:list-style-name="L1">
      <style:paragraph-properties fo:margin-left="0.106cm" fo:margin-right="0.106cm" fo:margin-top="0cm" fo:margin-bottom="0cm" style:contextual-spacing="false" fo:line-height="162%" fo:orphans="2" fo:widows="2" fo:text-indent="0cm" style:auto-text-indent="false"/>
    </style:style>
    <style:style style:name="P24" style:family="paragraph" style:parent-style-name="Text_20_body" style:list-style-name="L4">
      <style:paragraph-properties fo:margin-left="0.106cm" fo:margin-right="0.106cm" fo:margin-top="0cm" fo:margin-bottom="0cm" style:contextual-spacing="false" fo:line-height="162%" fo:orphans="2" fo:widows="2" fo:text-indent="0cm" style:auto-text-indent="false"/>
    </style:style>
    <style:style style:name="P25" style:family="paragraph" style:parent-style-name="Text_20_body" style:list-style-name="L6">
      <style:paragraph-properties fo:margin-left="0.106cm" fo:margin-right="0.106cm" fo:margin-top="0cm" fo:margin-bottom="0cm" style:contextual-spacing="false" fo:line-height="162%" fo:orphans="2" fo:widows="2" fo:text-indent="0cm" style:auto-text-indent="false"/>
    </style:style>
    <style:style style:name="P26" style:family="paragraph" style:parent-style-name="Text_20_body" style:list-style-name="L8">
      <style:paragraph-properties fo:margin-left="0.106cm" fo:margin-right="0.106cm" fo:margin-top="0cm" fo:margin-bottom="0cm" style:contextual-spacing="false" fo:line-height="162%" fo:orphans="2" fo:widows="2" fo:text-indent="0cm" style:auto-text-indent="false"/>
    </style:style>
    <style:style style:name="P27" style:family="paragraph" style:parent-style-name="Text_20_body" style:list-style-name="L9">
      <style:paragraph-properties fo:margin-left="0.106cm" fo:margin-right="0.106cm" fo:margin-top="0cm" fo:margin-bottom="0cm" style:contextual-spacing="false" fo:line-height="162%" fo:orphans="2" fo:widows="2" fo:text-indent="0cm" style:auto-text-indent="false"/>
    </style:style>
    <style:style style:name="P28" style:family="paragraph" style:parent-style-name="Text_20_body" style:list-style-name="L11">
      <style:paragraph-properties fo:margin-left="0.106cm" fo:margin-right="0.106cm" fo:margin-top="0cm" fo:margin-bottom="0cm" style:contextual-spacing="false" fo:line-height="162%" fo:orphans="2" fo:widows="2" fo:text-indent="0cm" style:auto-text-indent="false"/>
    </style:style>
    <style:style style:name="P29" style:family="paragraph" style:parent-style-name="Text_20_body" style:list-style-name="L12">
      <style:paragraph-properties fo:margin-left="0.106cm" fo:margin-right="0.106cm" fo:margin-top="0cm" fo:margin-bottom="0cm" style:contextual-spacing="false" fo:line-height="162%" fo:orphans="2" fo:widows="2" fo:text-indent="0cm" style:auto-text-indent="false"/>
    </style:style>
    <style:style style:name="P30" style:family="paragraph" style:parent-style-name="Text_20_body" style:list-style-name="L13">
      <style:paragraph-properties fo:margin-left="0.106cm" fo:margin-right="0.106cm" fo:margin-top="0cm" fo:margin-bottom="0cm" style:contextual-spacing="false" fo:line-height="162%" fo:orphans="2" fo:widows="2" fo:text-indent="0cm" style:auto-text-indent="false"/>
    </style:style>
    <style:style style:name="P31" style:family="paragraph" style:parent-style-name="Text_20_body" style:list-style-name="L14">
      <style:paragraph-properties fo:margin-left="0.106cm" fo:margin-right="0.106cm" fo:margin-top="0cm" fo:margin-bottom="0cm" style:contextual-spacing="false" fo:line-height="162%" fo:orphans="2" fo:widows="2" fo:text-indent="0cm" style:auto-text-indent="false"/>
    </style:style>
    <style:style style:name="P32" style:family="paragraph" style:parent-style-name="Text_20_body">
      <style:paragraph-properties fo:margin-left="0cm" fo:margin-right="0cm" fo:margin-top="0cm" fo:margin-bottom="0.397cm" style:contextual-spacing="false" fo:line-height="162%" fo:orphans="2" fo:widows="2" fo:text-indent="0cm" style:auto-text-indent="false"/>
      <style:text-properties fo:font-variant="normal" fo:text-transform="none" style:font-name="Montserrat" fo:font-size="12pt" fo:letter-spacing="normal" fo:language="fr" fo:country="FR" fo:font-style="normal" fo:font-weight="normal"/>
    </style:style>
    <style:style style:name="P33" style:family="paragraph" style:parent-style-name="Text_20_body">
      <style:paragraph-properties fo:margin-left="0cm" fo:margin-right="0cm" fo:margin-top="0cm" fo:margin-bottom="0.397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normal"/>
    </style:style>
    <style:style style:name="P34" style:family="paragraph" style:parent-style-name="Text_20_body">
      <style:paragraph-properties fo:margin-left="0cm" fo:margin-right="0cm" fo:margin-top="0cm" fo:margin-bottom="0.397cm" style:contextual-spacing="false" fo:line-height="162%" fo:orphans="2" fo:widows="2" fo:text-indent="0cm" style:auto-text-indent="false"/>
    </style:style>
    <style:style style:name="P35" style:family="paragraph" style:parent-style-name="Text_20_body">
      <style:paragraph-properties fo:margin-left="0cm" fo:margin-right="0cm" fo:margin-top="0cm" fo:margin-bottom="0cm" style:contextual-spacing="false" fo:line-height="162%" fo:orphans="2" fo:widows="2" fo:text-indent="0cm" style:auto-text-indent="false"/>
    </style:style>
    <style:style style:name="P36" style:family="paragraph" style:parent-style-name="Text_20_body">
      <style:paragraph-properties fo:margin-left="0cm" fo:margin-right="0cm" fo:margin-top="0cm" fo:margin-bottom="0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normal"/>
    </style:style>
    <style:style style:name="P37" style:family="paragraph" style:parent-style-name="Text_20_body" style:list-style-name="L1">
      <style:paragraph-properties fo:margin-left="0cm" fo:margin-right="0cm" fo:margin-top="0cm" fo:margin-bottom="0.079cm" style:contextual-spacing="false" fo:line-height="162%" fo:orphans="2" fo:widows="2" fo:text-indent="0cm" style:auto-text-indent="false"/>
      <style:text-properties fo:font-variant="normal" fo:text-transform="none" fo:color="#000000" loext:opacity="100%" fo:letter-spacing="normal" fo:language="fr" fo:country="FR"/>
    </style:style>
    <style:style style:name="P38" style:family="paragraph" style:parent-style-name="Text_20_body" style:list-style-name="L2">
      <style:paragraph-properties fo:margin-left="0cm" fo:margin-right="0cm" fo:margin-top="0cm" fo:margin-bottom="0.079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normal"/>
    </style:style>
    <style:style style:name="P39" style:family="paragraph" style:parent-style-name="Text_20_body" style:list-style-name="L3">
      <style:paragraph-properties fo:margin-left="0cm" fo:margin-right="0cm" fo:margin-top="0cm" fo:margin-bottom="0.079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normal"/>
    </style:style>
    <style:style style:name="P40" style:family="paragraph" style:parent-style-name="Text_20_body" style:list-style-name="L5">
      <style:paragraph-properties fo:margin-left="0cm" fo:margin-right="0cm" fo:margin-top="0cm" fo:margin-bottom="0.079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normal"/>
    </style:style>
    <style:style style:name="P41" style:family="paragraph" style:parent-style-name="Text_20_body" style:list-style-name="L6">
      <style:paragraph-properties fo:margin-left="0cm" fo:margin-right="0cm" fo:margin-top="0cm" fo:margin-bottom="0.079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normal"/>
    </style:style>
    <style:style style:name="P42" style:family="paragraph" style:parent-style-name="Text_20_body" style:list-style-name="L7">
      <style:paragraph-properties fo:margin-left="0cm" fo:margin-right="0cm" fo:margin-top="0cm" fo:margin-bottom="0.079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normal"/>
    </style:style>
    <style:style style:name="P43" style:family="paragraph" style:parent-style-name="Text_20_body" style:list-style-name="L10">
      <style:paragraph-properties fo:margin-left="0cm" fo:margin-right="0cm" fo:margin-top="0cm" fo:margin-bottom="0.079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normal"/>
    </style:style>
    <style:style style:name="P44" style:family="paragraph" style:parent-style-name="Text_20_body" style:list-style-name="L13">
      <style:paragraph-properties fo:margin-left="0cm" fo:margin-right="0cm" fo:margin-top="0cm" fo:margin-bottom="0.079cm" style:contextual-spacing="false" fo:line-height="162%" fo:orphans="2" fo:widows="2" fo:text-indent="0cm" style:auto-text-indent="false"/>
      <style:text-properties fo:font-variant="normal" fo:text-transform="none" fo:color="#000000" loext:opacity="100%" style:font-name="Montserrat" fo:font-size="12pt" fo:letter-spacing="normal" fo:language="fr" fo:country="FR" fo:font-style="normal" fo:font-weight="normal"/>
    </style:style>
    <style:style style:name="P45" style:family="paragraph" style:parent-style-name="Text_20_body" style:list-style-name="L5">
      <style:paragraph-properties fo:margin-left="0cm" fo:margin-right="0cm" fo:margin-top="0cm" fo:margin-bottom="0.079cm" style:contextual-spacing="false" fo:line-height="162%" fo:orphans="2" fo:widows="2" fo:text-indent="0cm" style:auto-text-indent="false"/>
    </style:style>
    <style:style style:name="P46" style:family="paragraph" style:parent-style-name="Text_20_body" style:list-style-name="L8">
      <style:paragraph-properties fo:margin-left="0cm" fo:margin-right="0cm" fo:margin-top="0cm" fo:margin-bottom="0.079cm" style:contextual-spacing="false" fo:line-height="162%" fo:orphans="2" fo:widows="2" fo:text-indent="0cm" style:auto-text-indent="false"/>
    </style:style>
    <style:style style:name="P47" style:family="paragraph" style:parent-style-name="Text_20_body" style:list-style-name="L14">
      <style:paragraph-properties fo:margin-left="0cm" fo:margin-right="0cm" fo:margin-top="0cm" fo:margin-bottom="0.079cm" style:contextual-spacing="false" fo:line-height="162%" fo:orphans="2" fo:widows="2" fo:text-indent="0cm" style:auto-text-indent="false"/>
    </style:style>
    <style:style style:name="P48" style:family="paragraph" style:parent-style-name="Text_20_body">
      <style:paragraph-properties fo:margin-left="0.132cm" fo:margin-right="0.132cm" fo:margin-top="0cm" fo:margin-bottom="0cm" style:contextual-spacing="false" fo:line-height="112%" fo:text-align="center" style:justify-single-word="false" fo:text-indent="0cm" style:auto-text-indent="false"/>
    </style:style>
    <style:style style:name="P49" style:family="paragraph" style:parent-style-name="Text_20_body">
      <style:paragraph-properties fo:margin-left="0.132cm" fo:margin-right="0.132cm" fo:margin-top="0cm" fo:margin-bottom="0cm" style:contextual-spacing="false" fo:line-height="112%" fo:text-align="center" style:justify-single-word="false" fo:orphans="2" fo:widows="2" fo:text-indent="0cm" style:auto-text-indent="false"/>
    </style:style>
    <style:style style:name="P50" style:family="paragraph" style:parent-style-name="Text_20_body">
      <style:paragraph-properties fo:margin-left="0.265cm" fo:margin-right="0cm" fo:margin-top="0cm" fo:margin-bottom="0cm" style:contextual-spacing="false" fo:line-height="162%" fo:orphans="2" fo:widows="2" fo:text-indent="0cm" style:auto-text-indent="false"/>
      <style:text-properties fo:language="fr" fo:country="FR" loext:padding="0cm" loext:border="none"/>
    </style:style>
    <style:style style:name="P51" style:family="paragraph" style:parent-style-name="Text_20_body">
      <style:paragraph-properties fo:margin-left="0.37cm" fo:margin-right="0.106cm" fo:margin-top="0cm" fo:margin-bottom="0cm" style:contextual-spacing="false" fo:line-height="162%" fo:orphans="2" fo:widows="2" fo:text-indent="0cm" style:auto-text-indent="false"/>
    </style:style>
    <style:style style:name="T1" style:family="text">
      <style:text-properties fo:font-variant="normal" fo:text-transform="none" fo:color="#fe4481" loext:opacity="100%"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2" style:family="text">
      <style:text-properties fo:font-variant="normal" fo:text-transform="none" fo:color="#fe4481" loext:opacity="100%" style:font-name="Monaco" fo:font-size="9pt" fo:letter-spacing="normal" fo:font-style="normal" fo:font-weight="normal" officeooo:rsid="0005391c"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3" style:family="text">
      <style:text-properties fo:font-variant="normal" fo:text-transform="none" fo:color="#fe4481" loext:opacity="100%" style:font-name="Monaco" fo:font-size="9pt" fo:letter-spacing="normal" fo:font-style="normal" fo:font-weight="normal" officeooo:rsid="0005391c" fo:background-color="transparent" loext:char-shading-value="0" loext:padding-left="0.132cm" loext:padding-right="0cm" loext:padding-top="0.132cm" loext:padding-bottom="0.132cm" loext:border-left="0.06pt solid #000000" loext:border-right="none" loext:border-top="0.06pt solid #000000" loext:border-bottom="0.06pt solid #000000"/>
    </style:style>
    <style:style style:name="T4" style:family="text">
      <style:text-properties fo:font-variant="normal" fo:text-transform="none" fo:color="#fe4481" loext:opacity="100%" style:font-name="Monaco" fo:font-size="9pt" fo:letter-spacing="normal" fo:language="fr" fo:country="FR"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5" style:family="text">
      <style:text-properties fo:font-variant="normal" fo:text-transform="none" fo:color="#fe4481" loext:opacity="100%" style:font-name="Monaco" fo:font-size="9pt" fo:letter-spacing="normal" fo:language="fr" fo:country="FR" fo:font-style="normal" fo:font-weight="normal" officeooo:rsid="0005391c"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6" style:family="text">
      <style:text-properties fo:font-variant="normal" fo:text-transform="none" fo:color="#fe4481" loext:opacity="100%" style:font-name="Monaco" fo:font-size="9pt" fo:letter-spacing="normal" fo:language="fr" fo:country="FR" fo:font-style="normal" fo:font-weight="normal" officeooo:rsid="0005391c" loext:padding-left="0.132cm" loext:padding-right="0cm" loext:padding-top="0.132cm" loext:padding-bottom="0.132cm" loext:border-left="0.06pt solid #000000" loext:border-right="none" loext:border-top="0.06pt solid #000000" loext:border-bottom="0.06pt solid #000000"/>
    </style:style>
    <style:style style:name="T7" style:family="text">
      <style:text-properties fo:font-variant="normal" fo:text-transform="none" fo:color="#fe4481" loext:opacity="100%" style:font-name="Monaco" fo:font-size="9pt" fo:letter-spacing="normal" fo:language="fr" fo:country="FR" fo:font-style="normal" fo:font-weight="normal" officeooo:rsid="0005391c" loext:padding-left="0.132cm" loext:padding-right="0cm" loext:padding-top="0.132cm" loext:padding-bottom="0.132cm" loext:border-left="0.06pt solid #000000" loext:border-right="none" loext:border-top="0.06pt solid #000000" loext:border-bottom="0.06pt solid #000000"/>
    </style:style>
    <style:style style:name="T8" style:family="text">
      <style:text-properties fo:font-variant="normal" fo:text-transform="none" fo:color="#fe4481" loext:opacity="100%" style:font-name="Monaco" fo:font-size="9pt" fo:letter-spacing="normal" fo:language="fr" fo:country="FR" fo:font-style="normal" fo:font-weight="normal" officeooo:rsid="0005391c" fo:background-color="transparent" loext:char-shading-value="0" loext:padding-left="0.132cm" loext:padding-right="0cm" loext:padding-top="0.132cm" loext:padding-bottom="0.132cm" loext:border-left="0.06pt solid #000000" loext:border-right="none" loext:border-top="0.06pt solid #000000" loext:border-bottom="0.06pt solid #000000"/>
    </style:style>
    <style:style style:name="T9" style:family="text">
      <style:text-properties fo:font-variant="normal" fo:text-transform="none" fo:color="#fe4481" loext:opacity="100%" style:font-name="Monaco" fo:font-size="9pt" fo:letter-spacing="normal" fo:language="fr" fo:country="FR" fo:font-style="normal" fo:font-weight="normal" officeooo:rsid="0005391c" fo:background-color="transparent" loext:char-shading-value="0" loext:padding-left="0.132cm" loext:padding-right="0cm" loext:padding-top="0.132cm" loext:padding-bottom="0.132cm" loext:border-left="0.06pt solid #000000" loext:border-right="none" loext:border-top="0.06pt solid #000000" loext:border-bottom="0.06pt solid #000000"/>
    </style:style>
    <style:style style:name="T10" style:family="text">
      <style:text-properties fo:font-variant="normal" fo:text-transform="none" fo:color="#f8f8f2" loext:opacity="100%"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11" style:family="text">
      <style:text-properties fo:font-variant="normal" fo:text-transform="none" fo:color="#f8f8f2" loext:opacity="100%" style:font-name="Monaco" fo:font-size="9pt" fo:letter-spacing="normal" fo:language="fr" fo:country="FR"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12" style:family="text">
      <style:text-properties fo:font-variant="normal" fo:text-transform="none" fo:color="#e6db74" loext:opacity="100%"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13" style:family="text">
      <style:text-properties fo:font-variant="normal" fo:text-transform="none" fo:color="#e6db74" loext:opacity="100%" style:font-name="Monaco" fo:font-size="9pt" fo:letter-spacing="normal" fo:language="fr" fo:country="FR"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14" style:family="text">
      <style:text-properties fo:font-variant="normal" fo:text-transform="none" fo:color="#918e7b" loext:opacity="100%"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15" style:family="text">
      <style:text-properties fo:font-variant="normal" fo:text-transform="none" fo:color="#918e7b" loext:opacity="100%" style:font-name="Monaco" fo:font-size="9pt" fo:letter-spacing="normal" fo:language="fr" fo:country="FR"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16" style:family="text">
      <style:text-properties fo:font-variant="normal" fo:text-transform="none" fo:color="#ae81ff" loext:opacity="100%" style:font-name="Monaco" fo:font-size="9pt" fo:letter-spacing="normal"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17" style:family="text">
      <style:text-properties fo:font-variant="normal" fo:text-transform="none" fo:color="#ae81ff" loext:opacity="100%" style:font-name="Monaco" fo:font-size="9pt" fo:letter-spacing="normal" fo:language="fr" fo:country="FR" fo:font-style="normal"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18" style:family="text">
      <style:text-properties fo:font-variant="normal" fo:text-transform="none" style:font-name="Montserrat" fo:font-size="12pt" fo:letter-spacing="normal" fo:font-style="normal" fo:font-weight="normal"/>
    </style:style>
    <style:style style:name="T19" style:family="text">
      <style:text-properties fo:font-variant="normal" fo:text-transform="none" style:font-name="Montserrat" fo:font-size="12pt" fo:letter-spacing="normal" fo:language="fr" fo:country="FR" fo:font-style="normal" fo:font-weight="normal"/>
    </style:style>
    <style:style style:name="T20" style:family="text">
      <style:text-properties fo:font-variant="normal" fo:text-transform="none" fo:color="#000000" loext:opacity="100%" style:font-name="monospace" fo:font-size="12pt" fo:letter-spacing="normal" fo:font-style="normal" fo:font-weight="normal" loext:padding-left="0.132cm" loext:padding-right="0.132cm" loext:padding-top="0.049cm" loext:padding-bottom="0.049cm" loext:border="0.06pt solid #000000"/>
    </style:style>
    <style:style style:name="T21" style:family="text">
      <style:text-properties fo:font-variant="normal" fo:text-transform="none" fo:color="#000000" loext:opacity="100%" style:font-name="monospace" fo:font-size="12pt" fo:letter-spacing="normal" fo:font-style="normal" fo:font-weight="normal" style:font-name-asian="Montserrat" style:font-size-asian="12pt" style:font-style-asian="normal" style:font-weight-asian="normal" style:font-name-complex="Montserrat" style:font-size-complex="12pt" style:font-style-complex="normal" style:font-weight-complex="normal" loext:padding-left="0.132cm" loext:padding-right="0.132cm" loext:padding-top="0.049cm" loext:padding-bottom="0.049cm" loext:border="0.06pt solid #000000"/>
    </style:style>
    <style:style style:name="T22" style:family="text">
      <style:text-properties fo:font-variant="normal" fo:text-transform="none" fo:color="#000000" loext:opacity="100%" style:font-name="monospace" fo:font-size="12pt" fo:letter-spacing="normal" fo:font-style="normal" fo:font-weight="bold" loext:padding-left="0.132cm" loext:padding-right="0.132cm" loext:padding-top="0.049cm" loext:padding-bottom="0.049cm" loext:border="0.06pt solid #000000"/>
    </style:style>
    <style:style style:name="T23" style:family="text">
      <style:text-properties fo:font-variant="normal" fo:text-transform="none" fo:color="#000000" loext:opacity="100%" style:font-name="monospace" fo:font-size="12pt" fo:letter-spacing="normal" fo:language="fr" fo:country="FR" fo:font-style="normal" fo:font-weight="normal" loext:padding-left="0.132cm" loext:padding-right="0.132cm" loext:padding-top="0.049cm" loext:padding-bottom="0.049cm" loext:border="0.06pt solid #000000"/>
    </style:style>
    <style:style style:name="T24" style:family="text">
      <style:text-properties fo:font-variant="normal" fo:text-transform="none" fo:color="#000000" loext:opacity="100%" style:font-name="monospace" fo:font-size="12pt" fo:letter-spacing="normal" fo:language="fr" fo:country="FR" fo:font-style="normal" fo:font-weight="normal" style:font-name-asian="Montserrat" style:font-size-asian="12pt" style:font-style-asian="normal" style:font-weight-asian="normal" style:font-name-complex="Montserrat" style:font-size-complex="12pt" style:font-style-complex="normal" style:font-weight-complex="normal" loext:padding-left="0.132cm" loext:padding-right="0.132cm" loext:padding-top="0.049cm" loext:padding-bottom="0.049cm" loext:border="0.06pt solid #000000"/>
    </style:style>
    <style:style style:name="T25" style:family="text">
      <style:text-properties fo:font-variant="normal" fo:text-transform="none" fo:color="#000000" loext:opacity="100%" style:font-name="monospace" fo:font-size="12pt" fo:letter-spacing="normal" fo:language="fr" fo:country="FR" fo:font-style="normal" fo:font-weight="bold" loext:padding-left="0.132cm" loext:padding-right="0.132cm" loext:padding-top="0.049cm" loext:padding-bottom="0.049cm" loext:border="0.06pt solid #000000"/>
    </style:style>
    <style:style style:name="T26" style:family="text">
      <style:text-properties fo:font-variant="normal" fo:text-transform="none" fo:color="#000000" loext:opacity="100%" style:font-name="Montserrat" fo:font-size="12pt" fo:letter-spacing="normal" fo:font-style="normal" fo:font-weight="normal"/>
    </style:style>
    <style:style style:name="T27" style:family="text">
      <style:text-properties fo:font-variant="normal" fo:text-transform="none" fo:color="#000000" loext:opacity="100%" style:font-name="Montserrat" fo:font-size="12pt" fo:letter-spacing="normal" fo:font-style="normal" fo:font-weight="normal" style:font-name-asian="Montserrat" style:font-size-asian="12pt" style:font-style-asian="normal" style:font-weight-asian="normal" style:font-name-complex="Montserrat" style:font-size-complex="12pt" style:font-style-complex="normal" style:font-weight-complex="normal"/>
    </style:style>
    <style:style style:name="T28" style:family="text">
      <style:text-properties fo:font-variant="normal" fo:text-transform="none" fo:color="#000000" loext:opacity="100%" style:font-name="Montserrat" fo:font-size="12pt" fo:letter-spacing="normal" fo:font-style="normal" fo:font-weight="bold"/>
    </style:style>
    <style:style style:name="T29" style:family="text">
      <style:text-properties fo:font-variant="normal" fo:text-transform="none" fo:color="#000000" loext:opacity="100%" style:font-name="Montserrat" fo:font-size="12pt" fo:letter-spacing="normal" fo:font-style="normal" fo:font-weight="bold" style:font-name-asian="Montserrat" style:font-size-asian="12pt" style:font-style-asian="normal" style:font-weight-asian="normal" style:font-name-complex="Montserrat" style:font-size-complex="12pt" style:font-style-complex="normal" style:font-weight-complex="normal"/>
    </style:style>
    <style:style style:name="T30" style:family="text">
      <style:text-properties fo:font-variant="normal" fo:text-transform="none" fo:color="#000000" loext:opacity="100%" style:font-name="Montserrat" fo:font-size="12pt" fo:letter-spacing="normal" fo:language="fr" fo:country="FR" fo:font-style="normal" fo:font-weight="normal"/>
    </style:style>
    <style:style style:name="T31" style:family="text">
      <style:text-properties fo:font-variant="normal" fo:text-transform="none" fo:color="#000000" loext:opacity="100%" style:font-name="Montserrat" fo:font-size="12pt" fo:letter-spacing="normal" fo:language="fr" fo:country="FR" fo:font-style="normal" fo:font-weight="normal" style:font-name-asian="Montserrat" style:font-size-asian="12pt" style:font-style-asian="normal" style:font-weight-asian="normal" style:font-name-complex="Montserrat" style:font-size-complex="12pt" style:font-style-complex="normal" style:font-weight-complex="normal"/>
    </style:style>
    <style:style style:name="T32" style:family="text">
      <style:text-properties fo:font-variant="normal" fo:text-transform="none" fo:color="#000000" loext:opacity="100%" style:font-name="Montserrat" fo:font-size="12pt" fo:letter-spacing="normal" fo:language="fr" fo:country="FR" fo:font-style="normal" fo:font-weight="bold"/>
    </style:style>
    <style:style style:name="T33" style:family="text">
      <style:text-properties fo:font-variant="normal" fo:text-transform="none" fo:color="#000000" loext:opacity="100%" style:font-name="Montserrat" fo:font-size="12pt" fo:letter-spacing="normal" fo:language="fr" fo:country="FR" fo:font-style="normal" fo:font-weight="bold" style:font-name-asian="Montserrat" style:font-size-asian="12pt" style:font-style-asian="normal" style:font-weight-asian="normal" style:font-name-complex="Montserrat" style:font-size-complex="12pt" style:font-style-complex="normal" style:font-weight-complex="normal"/>
    </style:style>
    <style:style style:name="T34" style:family="text">
      <style:text-properties fo:font-variant="normal" fo:text-transform="none" fo:color="#000000" loext:opacity="100%" style:text-line-through-style="none" style:text-line-through-type="none" style:font-name="monospace" fo:font-size="12pt" fo:letter-spacing="normal" fo:font-style="normal" style:text-underline-style="none" fo:font-weight="normal" style:text-blinking="false" fo:background-color="#f0f0f0" loext:char-shading-value="0" loext:padding-left="0cm" loext:padding-right="0.159cm" loext:padding-top="0.049cm" loext:padding-bottom="0.049cm" loext:border-left="none" loext:border-right="0.74pt solid #000000" loext:border-top="0.74pt solid #000000" loext:border-bottom="1.5pt solid #000000"/>
    </style:style>
    <style:style style:name="T35" style:family="text">
      <style:text-properties fo:font-variant="normal" fo:text-transform="none" fo:color="#000000" loext:opacity="100%" style:text-line-through-style="none" style:text-line-through-type="none" style:font-name="monospace" fo:font-size="12pt" fo:letter-spacing="normal" fo:language="fr" fo:country="FR" fo:font-style="normal" style:text-underline-style="none" fo:font-weight="normal" style:text-blinking="false" fo:background-color="#f0f0f0" loext:char-shading-value="0" loext:padding-left="0cm" loext:padding-right="0.159cm" loext:padding-top="0.049cm" loext:padding-bottom="0.049cm" loext:border-left="none" loext:border-right="0.74pt solid #000000" loext:border-top="0.74pt solid #000000" loext:border-bottom="1.5pt solid #000000"/>
    </style:style>
    <style:style style:name="T36" style:family="text">
      <style:text-properties fo:font-variant="normal" fo:text-transform="none" fo:color="#ffffff" loext:opacity="100%" style:font-name="monospace" fo:font-size="12pt" fo:letter-spacing="normal" fo:font-style="normal" fo:font-weight="normal" fo:background-color="#000000" loext:char-shading-value="0" loext:padding="0cm" loext:border="none"/>
    </style:style>
    <style:style style:name="T37" style:family="text">
      <style:text-properties fo:font-variant="normal" fo:text-transform="none" fo:color="#ffffff" loext:opacity="100%" style:font-name="monospace" fo:font-size="12pt" fo:letter-spacing="normal" fo:language="fr" fo:country="FR" fo:font-style="normal" fo:font-weight="normal" fo:background-color="#000000" loext:char-shading-value="0" loext:padding="0cm" loext:border="none"/>
    </style:style>
    <style:style style:name="T38" style:family="text">
      <style:text-properties fo:font-variant="normal" fo:text-transform="none" style:font-name="monospace" fo:font-size="12pt" fo:letter-spacing="normal" fo:font-style="normal" fo:font-weight="normal" loext:padding-left="0.132cm" loext:padding-right="0.132cm" loext:padding-top="0.049cm" loext:padding-bottom="0.049cm" loext:border="0.06pt solid #000000"/>
    </style:style>
    <style:style style:name="T39" style:family="text">
      <style:text-properties fo:font-variant="normal" fo:text-transform="none" style:font-name="monospace" fo:font-size="12pt" fo:letter-spacing="normal" fo:language="fr" fo:country="FR" fo:font-style="normal" fo:font-weight="normal" loext:padding-left="0.132cm" loext:padding-right="0.132cm" loext:padding-top="0.049cm" loext:padding-bottom="0.049cm" loext:border="0.06pt solid #000000"/>
    </style:style>
    <style:style style:name="T40" style:family="text">
      <style:text-properties fo:font-variant="normal" fo:text-transform="none" fo:color="#66d9ef" loext:opacity="100%" style:font-name="Monaco" fo:font-size="9pt" fo:letter-spacing="normal" fo:font-style="italic"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41" style:family="text">
      <style:text-properties fo:font-variant="normal" fo:text-transform="none" fo:color="#66d9ef" loext:opacity="100%" style:font-name="Monaco" fo:font-size="9pt" fo:letter-spacing="normal" fo:language="fr" fo:country="FR" fo:font-style="italic" fo:font-weight="normal" fo:background-color="#272822" loext:char-shading-value="0" loext:padding-left="0.132cm" loext:padding-right="0cm" loext:padding-top="0.132cm" loext:padding-bottom="0.132cm" loext:border-left="0.06pt solid #000000" loext:border-right="none" loext:border-top="0.06pt solid #000000" loext:border-bottom="0.06pt solid #000000"/>
    </style:style>
    <style:style style:name="T42" style:family="text">
      <style:text-properties fo:font-variant="normal" fo:text-transform="none" style:text-line-through-style="none" style:text-line-through-type="none" style:font-name="MathJax Main" fo:font-size="14.25pt" fo:letter-spacing="normal" fo:font-style="normal" style:text-underline-style="none" fo:font-weight="normal" style:text-blinking="false" loext:padding="0cm" loext:border="none"/>
    </style:style>
    <style:style style:name="T43" style:family="text">
      <style:text-properties fo:font-variant="normal" fo:text-transform="none" style:text-line-through-style="none" style:text-line-through-type="none" style:font-name="MathJax Main" fo:font-size="9.75pt" fo:letter-spacing="normal" fo:font-style="normal" style:text-underline-style="none" fo:font-weight="normal" style:text-blinking="false" loext:padding="0cm" loext:border="none"/>
    </style:style>
    <style:style style:name="T44" style:family="text">
      <style:text-properties fo:font-variant="normal" fo:text-transform="none" style:text-line-through-style="none" style:text-line-through-type="none" fo:font-size="12pt" fo:letter-spacing="normal" fo:font-style="normal" style:text-underline-style="none" fo:font-weight="normal" style:text-blinking="false" loext:padding="0cm" loext:border="none"/>
    </style:style>
    <style:style style:name="T45" style:family="text">
      <style:text-properties fo:font-variant="normal" fo:text-transform="none" fo:color="#7451eb" loext:opacity="100%" style:font-name="Montserrat" fo:font-size="12pt" fo:letter-spacing="normal" fo:font-style="normal" style:text-underline-style="solid" style:text-underline-width="auto" style:text-underline-color="font-color" fo:font-weight="normal"/>
    </style:style>
    <style:style style:name="T46" style:family="text">
      <style:text-properties fo:font-variant="normal" fo:text-transform="none" fo:color="#7451eb" loext:opacity="100%" style:font-name="Montserrat" fo:font-size="12pt" fo:letter-spacing="normal" fo:language="fr" fo:country="FR" fo:font-style="normal" style:text-underline-style="solid" style:text-underline-width="auto" style:text-underline-color="font-color" fo:font-weight="normal"/>
    </style:style>
    <style:style style:name="T47" style:family="text">
      <style:text-properties style:text-line-through-style="none" style:text-line-through-type="none" style:font-name="monospace" style:text-underline-style="none" style:text-blinking="false" fo:background-color="#f0f0f0" loext:char-shading-value="0" loext:padding-left="0cm" loext:padding-right="0.159cm" loext:padding-top="0.049cm" loext:padding-bottom="0.049cm" loext:border-left="none" loext:border-right="0.74pt solid #000000" loext:border-top="0.74pt solid #000000" loext:border-bottom="1.5pt solid #000000"/>
    </style:style>
    <style:style style:name="T48" style:family="text">
      <style:text-properties style:text-line-through-style="none" style:text-line-through-type="none" style:font-name="monospace" fo:language="fr" fo:country="FR" style:text-underline-style="none" style:text-blinking="false" fo:background-color="#f0f0f0" loext:char-shading-value="0" loext:padding-left="0cm" loext:padding-right="0.159cm" loext:padding-top="0.049cm" loext:padding-bottom="0.049cm" loext:border-left="none" loext:border-right="0.74pt solid #000000" loext:border-top="0.74pt solid #000000" loext:border-bottom="1.5pt solid #000000"/>
    </style:style>
    <style:style style:name="T49" style:family="text">
      <style:text-properties style:font-name="monospace" loext:padding-left="0.132cm" loext:padding-right="0.132cm" loext:padding-top="0.049cm" loext:padding-bottom="0.049cm" loext:border="0.06pt solid #000000"/>
    </style:style>
    <style:style style:name="T50" style:family="text">
      <style:text-properties style:font-name="monospace" fo:language="fr" fo:country="FR" loext:padding-left="0.132cm" loext:padding-right="0.132cm" loext:padding-top="0.049cm" loext:padding-bottom="0.049cm" loext:border="0.06pt solid #000000"/>
    </style:style>
    <style:style style:name="T51" style:family="text">
      <style:text-properties fo:language="fr" fo:country="FR"/>
    </style:style>
    <style:style style:name="T52" style:family="text">
      <style:text-properties fo:language="fr" fo:country="FR" loext:padding="0cm" loext:border="none"/>
    </style:style>
    <style:style style:name="T53" style:family="text">
      <style:text-properties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4f4f4"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Source_20_Text"><text:span text:style-name="T4"><text:s text:c="43"/></text:span></text:span><text:span text:style-name="Source_20_Text"><text:span text:style-name="T5">Mysql <text:s text:c="18"/></text:span></text:span><text:span text:style-name="Source_20_Text"><text:span text:style-name="T4"><text:s text:c="25"/></text:span></text:span></text:p>
      <text:p text:style-name="P11"><text:span text:style-name="Source_20_Text"><text:span text:style-name="T9">Ligne de commande</text:span></text:span></text:p>
      <text:p text:style-name="P10"><text:span text:style-name="Source_20_Text"><text:span text:style-name="T4">SELECT</text:span></text:span><text:span text:style-name="Source_20_Text"><text:span text:style-name="T11"> </text:span></text:span><text:span text:style-name="Source_20_Text"><text:span text:style-name="T13">'Salut l'</text:span></text:span><text:span text:style-name="Source_20_Text"><text:span text:style-name="T11">ami'; <text:s/></text:span></text:span><text:span text:style-name="Source_20_Text"><text:span text:style-name="T15">-- Pas bien !</text:span></text:span></text:p>
      <text:p text:style-name="P12"><text:span text:style-name="Source_20_Text"><text:span text:style-name="T4">SELECT</text:span></text:span><text:span text:style-name="Source_20_Text"><text:span text:style-name="T11"> </text:span></text:span><text:span text:style-name="Source_20_Text"><text:span text:style-name="T13">'Salut l\'</text:span></text:span><text:span text:style-name="Source_20_Text"><text:span text:style-name="T11">ami'; </text:span></text:span><text:span text:style-name="Source_20_Text"><text:span text:style-name="T15">-- Bien !</text:span></text:span></text:p>
      <text:p text:style-name="P32"><text:bookmark text:name="r-1977527"/>Quelques autres caractères spéciaux :</text:p>
      <text:p text:style-name="P15"><text:bookmark text:name="r-1977554"/><text:bookmark text:name="r-1977553"/><text:bookmark text:name="r-1977532"/></text:p>
      <table:table table:name="Tableau1" table:style-name="Tableau1">
        <table:table-column table:style-name="Tableau1.A"/>
        <table:table-column table:style-name="Tableau1.B"/>
        <table:table-row table:style-name="Tableau1.1">
          <table:table-cell table:style-name="Tableau1.A1" office:value-type="string">
            <text:p text:style-name="P17"><text:bookmark text:name="r-1977529"/><text:bookmark text:name="r-1977528"/>\n<text:bookmark text:name="r-1977531"/></text:p>
          </table:table-cell>
          <table:table-cell table:style-name="Tableau1.A1" office:value-type="string">
            <text:p text:style-name="P17"><text:bookmark text:name="r-1977530"/>retour à la ligne<text:bookmark text:name="r-1977537"/><text:bookmark text:name="r-1977534"/></text:p>
          </table:table-cell>
        </table:table-row>
        <table:table-row table:style-name="Tableau1.2">
          <table:table-cell table:style-name="Tableau1.A1" office:value-type="string">
            <text:p text:style-name="P17"><text:bookmark text:name="r-1977533"/>\t<text:bookmark text:name="r-1977536"/></text:p>
          </table:table-cell>
          <table:table-cell table:style-name="Tableau1.A1" office:value-type="string">
            <text:p text:style-name="P17"><text:bookmark text:name="r-1977535"/>tabulation<text:bookmark text:name="r-1977542"/><text:bookmark text:name="r-1977539"/></text:p>
          </table:table-cell>
        </table:table-row>
        <table:table-row table:style-name="Tableau1.1">
          <table:table-cell table:style-name="Tableau1.A1" office:value-type="string">
            <text:p text:style-name="P17"><text:bookmark text:name="r-7069950"/>\\<text:bookmark text:name="r-1977541"/></text:p>
          </table:table-cell>
          <table:table-cell table:style-name="Tableau1.A1" office:value-type="string">
            <text:p text:style-name="P17"><text:bookmark text:name="r-1977540"/>antislash (eh oui, il faut échapper le caractère d'échappement…)<text:bookmark text:name="r-1977547"/><text:bookmark text:name="r-1977544"/></text:p>
          </table:table-cell>
        </table:table-row>
        <table:table-row table:style-name="Tableau1.2">
          <table:table-cell table:style-name="Tableau1.A1" office:value-type="string">
            <text:p text:style-name="P17"><text:bookmark text:name="r-1977543"/>%<text:bookmark text:name="r-1977546"/></text:p>
          </table:table-cell>
          <table:table-cell table:style-name="Tableau1.A1" office:value-type="string">
            <text:p text:style-name="P17"><text:bookmark text:name="r-1977545"/>pourcent (vous verrez pourquoi plus tard)<text:bookmark text:name="r-1977552"/><text:bookmark text:name="r-1977549"/></text:p>
          </table:table-cell>
        </table:table-row>
        <table:table-row table:style-name="Tableau1.1">
          <table:table-cell table:style-name="Tableau1.A1" office:value-type="string">
            <text:p text:style-name="P17"><text:bookmark text:name="r-1977548"/>_<text:bookmark text:name="r-1977551"/></text:p>
          </table:table-cell>
          <table:table-cell table:style-name="Tableau1.A1" office:value-type="string">
            <text:p text:style-name="P17"><text:bookmark text:name="r-1977550"/>souligné (vous verrez pourquoi plus tard aussi)</text:p>
          </table:table-cell>
        </table:table-row>
      </table:table>
      <text:p text:style-name="P48"><text:bookmark text:name="r-1977555"/><text:span text:style-name="T51">Cette manière d'échapper les caractères spéciaux (avec </text:span><text:span text:style-name="User_20_Entry"><text:span text:style-name="T48">\</text:span></text:span><text:span text:style-name="T51">) est propre à MySQL. D'autres SGBDR demanderont qu'on leur précise quel caractère sert à l'échappement ; d'autres encore demanderont de doubler le caractère spécial pour l'échapper. Soyez donc prudent et renseignez-vous si vous n'utilisez pas MySQL.</text:span></text:p>
      <text:p text:style-name="P14"/>
      <text:p text:style-name="P14"/>
      <text:p text:style-name="P14"/>
      <text:h text:style-name="P2" text:outline-level="4"><text:bookmark text:name="r-2062941"/>Un peu de math</text:h>
      <text:p text:style-name="P32"><text:bookmark text:name="r-1977561"/>MySQL est également doué en calcul :</text:p>
      <text:p text:style-name="P12"><text:bookmark text:name="r-1977562"/><text:span text:style-name="Source_20_Text"><text:span text:style-name="T4">SELECT</text:span></text:span><text:span text:style-name="Source_20_Text"><text:span text:style-name="T11"> (</text:span></text:span><text:span text:style-name="Source_20_Text"><text:span text:style-name="T17">5+3</text:span></text:span><text:span text:style-name="Source_20_Text"><text:span text:style-name="T11">)*</text:span></text:span><text:span text:style-name="Source_20_Text"><text:span text:style-name="T17">2</text:span></text:span><text:span text:style-name="Source_20_Text"><text:span text:style-name="T11">;</text:span></text:span></text:p>
      <text:p text:style-name="P32"><text:bookmark text:name="r-2062940"/>Pas de guillemets , cette fois, puisqu'il s'agit de nombres. MySQL calcule pour nous et nous affiche le résultat.</text:p>
      <text:p text:style-name="P15"><text:bookmark text:name="r-1977572"/><text:bookmark text:name="r-1977567"/><text:bookmark text:name="r-1977566"/></text:p>
      <table:table table:name="Tableau2" table:style-name="Tableau2">
        <table:table-column table:style-name="Tableau2.A"/>
        <table:table-header-rows>
          <table:table-row>
            <table:table-cell table:style-name="Tableau2.A1" office:value-type="string">
              <text:p text:style-name="P20"><text:bookmark text:name="r-1977565"/><text:bookmark text:name="r-1977564"/>(5+3)*2<text:bookmark text:name="r-1977571"/><text:bookmark text:name="r-1977570"/><text:bookmark text:name="r-1977569"/></text:p>
            </table:table-cell>
          </table:table-row>
        </table:table-header-rows>
        <table:table-row table:style-name="Tableau2.2">
          <table:table-cell table:style-name="Tableau2.A1" office:value-type="string">
            <text:p text:style-name="P17"><text:bookmark text:name="r-1977568"/>16</text:p>
          </table:table-cell>
        </table:table-row>
      </table:table>
      <text:p text:style-name="P14"/>
      <text:p text:style-name="P32"><text:bookmark text:name="r-1977573"/>MySQL est sensible à la priorité des opérations, comme vous pourrez le constater en tapant cette commande :</text:p>
      <text:p text:style-name="P12"><text:bookmark text:name="r-1977574"/><text:soft-page-break/><text:span text:style-name="Source_20_Text"><text:span text:style-name="T4">SELECT</text:span></text:span><text:span text:style-name="Source_20_Text"><text:span text:style-name="T11"> (</text:span></text:span><text:span text:style-name="Source_20_Text"><text:span text:style-name="T17">5+3</text:span></text:span><text:span text:style-name="Source_20_Text"><text:span text:style-name="T11">)*</text:span></text:span><text:span text:style-name="Source_20_Text"><text:span text:style-name="T17">2</text:span></text:span><text:span text:style-name="Source_20_Text"><text:span text:style-name="T11">, </text:span></text:span><text:span text:style-name="Source_20_Text"><text:span text:style-name="T17">5+3</text:span></text:span><text:span text:style-name="Source_20_Text"><text:span text:style-name="T11">*</text:span></text:span><text:span text:style-name="Source_20_Text"><text:span text:style-name="T17">2</text:span></text:span><text:span text:style-name="Source_20_Text"><text:span text:style-name="T11">;</text:span></text:span></text:p>
      <text:p text:style-name="P32"><text:bookmark text:name="r-1977575"/>Résultat :</text:p>
      <text:p text:style-name="P15"><text:bookmark text:name="r-1977588"/><text:bookmark text:name="r-1977581"/><text:bookmark text:name="r-1977580"/></text:p>
      <table:table table:name="Tableau3" table:style-name="Tableau3">
        <table:table-column table:style-name="Tableau3.A"/>
        <table:table-column table:style-name="Tableau3.B"/>
        <table:table-header-rows>
          <table:table-row>
            <table:table-cell table:style-name="Tableau3.A1" office:value-type="string">
              <text:p text:style-name="P20"><text:bookmark text:name="r-1977577"/><text:bookmark text:name="r-1977576"/>(5+3)*2<text:bookmark text:name="r-1977579"/></text:p>
            </table:table-cell>
            <table:table-cell table:style-name="Tableau3.A1" office:value-type="string">
              <text:p text:style-name="P20"><text:bookmark text:name="r-1977578"/>5+3*2<text:bookmark text:name="r-1977587"/><text:bookmark text:name="r-1977586"/><text:bookmark text:name="r-1977583"/></text:p>
            </table:table-cell>
          </table:table-row>
        </table:table-header-rows>
        <table:table-row table:style-name="Tableau3.2">
          <table:table-cell table:style-name="Tableau3.A1" office:value-type="string">
            <text:p text:style-name="P17"><text:bookmark text:name="r-1977582"/>16<text:bookmark text:name="r-1977585"/></text:p>
          </table:table-cell>
          <table:table-cell table:style-name="Tableau3.A1" office:value-type="string">
            <text:p text:style-name="P17"><text:bookmark text:name="r-1977584"/>11</text:p>
          </table:table-cell>
        </table:table-row>
      </table:table>
      <text:p text:style-name="P14"/>
      <text:p text:style-name="P14"/>
      <text:p text:style-name="P14"/>
      <text:p text:style-name="P34"><text:bookmark text:name="r-1977591"/><text:span text:style-name="T19">e vous demande ici de me suivre aveuglément, car je ne vous donnerai que très peu d'explications. En effet, la gestion des droits et des utilisateurs fera l'objet d'un autre chapitre. Nous verrons donc uniquement comment créer un utilisateur n'ayant accès qu'à une seule base de données. Tapez donc ces commandes dans mysql, en remplaçant </text:span><text:span text:style-name="Emphasis"><text:span text:style-name="T19">student</text:span></text:span><text:span text:style-name="T19"> par le nom d'utilisateur que vous avez choisi, et </text:span><text:span text:style-name="Emphasis"><text:span text:style-name="T19">mot_de_passe</text:span></text:span><text:span text:style-name="T19"> par le mot de passe que vous voulez lui attribuer :</text:span></text:p>
      <text:p text:style-name="P12"><text:bookmark text:name="r-1977592"/><text:span text:style-name="Source_20_Text"><text:span text:style-name="T4">CREATE</text:span></text:span><text:span text:style-name="Source_20_Text"><text:span text:style-name="T11"> USER </text:span></text:span><text:span text:style-name="Source_20_Text"><text:span text:style-name="T13">'student'</text:span></text:span><text:span text:style-name="Source_20_Text"><text:span text:style-name="T11">@</text:span></text:span><text:span text:style-name="Source_20_Text"><text:span text:style-name="T13">'localhost'</text:span></text:span><text:span text:style-name="Source_20_Text"><text:span text:style-name="T11"> IDENTIFIED </text:span></text:span><text:span text:style-name="Source_20_Text"><text:span text:style-name="T4">BY</text:span></text:span><text:span text:style-name="Source_20_Text"><text:span text:style-name="T11"> </text:span></text:span><text:span text:style-name="Source_20_Text"><text:span text:style-name="T13">'mot_de_passe'</text:span></text:span><text:span text:style-name="Source_20_Text"><text:span text:style-name="T11">;</text:span></text:span></text:p>
      <text:p text:style-name="P12"><text:span text:style-name="Source_20_Text"><text:span text:style-name="T4">GRANT</text:span></text:span><text:span text:style-name="Source_20_Text"><text:span text:style-name="T11"> ALL PRIVILEGES </text:span></text:span><text:span text:style-name="Source_20_Text"><text:span text:style-name="T4">ON</text:span></text:span><text:span text:style-name="Source_20_Text"><text:span text:style-name="T11"> elevage.* TO </text:span></text:span><text:span text:style-name="Source_20_Text"><text:span text:style-name="T13">'student'</text:span></text:span><text:span text:style-name="Source_20_Text"><text:span text:style-name="T11">@</text:span></text:span><text:span text:style-name="Source_20_Text"><text:span text:style-name="T13">'localhost'</text:span></text:span><text:span text:style-name="Source_20_Text"><text:span text:style-name="T11">;</text:span></text:span></text:p>
      <text:p text:style-name="P32"><text:bookmark text:name="r-1977593"/>Je décortique donc rapidement :</text:p>
      <text:list xml:id="list1777894601" text:style-name="L1">
        <text:list-item>
          <text:p text:style-name="P23"><text:bookmark text:name="r-5494754"/><text:bookmark text:name="r-5494748"/><text:bookmark text:name="r-5494747"/><text:span text:style-name="Source_20_Text"><text:span text:style-name="T23">CREATE USER 'student'</text:span></text:span><text:span text:style-name="T30">  : cette commande crée l'utilisateur </text:span><text:span text:style-name="Emphasis"><text:span text:style-name="T30">student.</text:span></text:span></text:p>
        </text:list-item>
        <text:list-item>
          <text:p text:style-name="P23"><text:bookmark text:name="r-5494750"/><text:bookmark text:name="r-5494749"/><text:span text:style-name="Source_20_Text"><text:span text:style-name="T23">@'localhost'</text:span></text:span><text:span text:style-name="T30">  : définit à partir d'où l'utilisateur peut se connecter. Dans notre cas, 'localhost', donc il devra être connecté à partir de cet ordinateur.</text:span></text:p>
        </text:list-item>
        <text:list-item>
          <text:p text:style-name="P23"><text:bookmark text:name="r-5494752"/><text:bookmark text:name="r-5494751"/><text:span text:style-name="Source_20_Text"><text:span text:style-name="T23">IDENTIFIED BY 'mot_de_passe'</text:span></text:span><text:span text:style-name="T30">  : définit le mot de passe de l'utilisateur.</text:span></text:p>
        </text:list-item>
        <text:list-item>
          <text:p text:style-name="P23"><text:bookmark text:name="r-1977595"/><text:bookmark text:name="r-1977594"/><text:span text:style-name="Source_20_Text"><text:span text:style-name="T23">GRANT ALL PRIVILEGES</text:span></text:span><text:span text:style-name="T30">  : cette commande permet d'attribuer tous les droits (c'est-à-dire insertions de données, sélections, modifications, suppressions…).</text:span></text:p>
        </text:list-item>
        <text:list-item>
          <text:p text:style-name="P23"><text:bookmark text:name="r-1977597"/><text:bookmark text:name="r-1977596"/><text:span text:style-name="Source_20_Text"><text:span text:style-name="T23">ON elevage.*</text:span></text:span><text:span text:style-name="T30">  : définit les bases de données et les tables sur lesquelles ces droits sont acquis. Donc ici, on donne les droits sur la base "elevage" (qui n'existe pas encore, mais ce n'est pas grave, nous la créerons plus tard), pour toutes les tables de cette base (grâce à *).</text:span></text:p>
        </text:list-item>
        <text:list-item>
          <text:p text:style-name="P23"><text:bookmark text:name="r-1977599"/><text:bookmark text:name="r-1977598"/><text:span text:style-name="Source_20_Text"><text:span text:style-name="T23">TO 'student'@'localhost'</text:span></text:span><text:span text:style-name="T30">  : définit l'utilisateur (et son hôte) auquel on accorde ces droits. </text:span></text:p>
          <text:p text:style-name="P37"><text:bookmark text:name="r-5494753"/> </text:p>
        </text:list-item>
      </text:list>
      <text:p text:style-name="P32"><text:bookmark text:name="r-5494755"/><text:soft-page-break/>Pour vous connecter à mysql avec ce nouvel utilisateur, il faut donc taper la commande suivante (après s'être déconnecté, bien sûr) :</text:p>
      <text:p text:style-name="P9"><text:bookmark text:name="r-1977606"/><text:span text:style-name="Example"><text:span text:style-name="T37">mysql -u student -p</text:span></text:span></text:p>
      <text:h text:style-name="P2" text:outline-level="4"><text:bookmark text:name="r-1977766"/>ombres entiers</text:h>
      <text:p text:style-name="P22"><text:bookmark text:name="r-1977674"/><text:span text:style-name="T19">Les types de données qui acceptent des nombres entiers comme valeurs sont désignés par le mot-clé </text:span><text:span text:style-name="Source_20_Text"><text:span text:style-name="T39">INT</text:span></text:span><text:span text:style-name="T19">, et ses déclinaisons </text:span><text:span text:style-name="Source_20_Text"><text:span text:style-name="T39">TINYINT</text:span></text:span><text:span text:style-name="T19">, </text:span><text:span text:style-name="Source_20_Text"><text:span text:style-name="T39">SMALLINT</text:span></text:span><text:span text:style-name="T19">, </text:span><text:span text:style-name="Source_20_Text"><text:span text:style-name="T39">MEDIUMINT</text:span></text:span><text:span text:style-name="T19">  et </text:span><text:span text:style-name="Source_20_Text"><text:span text:style-name="T39">BIGINT</text:span></text:span><text:span text:style-name="T19">. La différence entre ces types est le nombre d'octets (donc la place en mémoire) réservés à la valeur du champ. Voici un tableau reprenant ces informations, ainsi que l'intervalle dans lequel la valeur peut être comprise pour chaque type.</text:span></text:p>
      <text:p text:style-name="P15"><text:bookmark text:name="r-1977731"/><text:bookmark text:name="r-1977684"/><text:bookmark text:name="r-1977683"/></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P20"><text:bookmark text:name="r-1977676"/><text:bookmark text:name="r-1977675"/>Type<text:bookmark text:name="r-1977678"/></text:p>
            </table:table-cell>
            <table:table-cell table:style-name="Tableau4.A1" office:value-type="string">
              <text:p text:style-name="P20"><text:bookmark text:name="r-1977677"/>Nombre d'octets<text:bookmark text:name="r-1977680"/></text:p>
            </table:table-cell>
            <table:table-cell table:style-name="Tableau4.A1" office:value-type="string">
              <text:p text:style-name="P20"><text:bookmark text:name="r-1977679"/>Minimum<text:bookmark text:name="r-1977682"/></text:p>
            </table:table-cell>
            <table:table-cell table:style-name="Tableau4.A1" office:value-type="string">
              <text:p text:style-name="P20"><text:bookmark text:name="r-1977681"/>Maximum<text:bookmark text:name="r-1977730"/><text:bookmark text:name="r-1977693"/><text:bookmark text:name="r-1977686"/></text:p>
            </table:table-cell>
          </table:table-row>
        </table:table-header-rows>
        <table:table-row table:style-name="Tableau4.2">
          <table:table-cell table:style-name="Tableau4.A1" office:value-type="string">
            <text:p text:style-name="P19"><text:bookmark text:name="r-1977685"/><text:span text:style-name="Source_20_Text"><text:span text:style-name="T50">TINYINT</text:span></text:span><text:bookmark text:name="r-1977688"/></text:p>
          </table:table-cell>
          <table:table-cell table:style-name="Tableau4.A1" office:value-type="string">
            <text:p text:style-name="P17"><text:bookmark text:name="r-1977687"/>1<text:bookmark text:name="r-1977690"/></text:p>
          </table:table-cell>
          <table:table-cell table:style-name="Tableau4.A1" office:value-type="string">
            <text:p text:style-name="P17"><text:bookmark text:name="r-1977689"/>-128<text:bookmark text:name="r-1977692"/></text:p>
          </table:table-cell>
          <table:table-cell table:style-name="Tableau4.A1" office:value-type="string">
            <text:p text:style-name="P17"><text:bookmark text:name="r-1977691"/>127<text:bookmark text:name="r-1977702"/><text:bookmark text:name="r-1977695"/></text:p>
          </table:table-cell>
        </table:table-row>
        <table:table-row table:style-name="Tableau4.3">
          <table:table-cell table:style-name="Tableau4.A1" office:value-type="string">
            <text:p text:style-name="P19"><text:bookmark text:name="r-1977694"/><text:span text:style-name="Source_20_Text"><text:span text:style-name="T50">SMALLINT</text:span></text:span><text:bookmark text:name="r-1977697"/></text:p>
          </table:table-cell>
          <table:table-cell table:style-name="Tableau4.A1" office:value-type="string">
            <text:p text:style-name="P17"><text:bookmark text:name="r-1977696"/>2<text:bookmark text:name="r-1977699"/></text:p>
          </table:table-cell>
          <table:table-cell table:style-name="Tableau4.A1" office:value-type="string">
            <text:p text:style-name="P17"><text:bookmark text:name="r-1977698"/>-32768<text:bookmark text:name="r-1977701"/></text:p>
          </table:table-cell>
          <table:table-cell table:style-name="Tableau4.A1" office:value-type="string">
            <text:p text:style-name="P17"><text:bookmark text:name="r-1977700"/>32767<text:bookmark text:name="r-1977711"/><text:bookmark text:name="r-1977704"/></text:p>
          </table:table-cell>
        </table:table-row>
        <table:table-row table:style-name="Tableau4.2">
          <table:table-cell table:style-name="Tableau4.A1" office:value-type="string">
            <text:p text:style-name="P19"><text:bookmark text:name="r-1977703"/><text:span text:style-name="Source_20_Text"><text:span text:style-name="T50">MEDIUMINT</text:span></text:span><text:bookmark text:name="r-1977706"/></text:p>
          </table:table-cell>
          <table:table-cell table:style-name="Tableau4.A1" office:value-type="string">
            <text:p text:style-name="P17"><text:bookmark text:name="r-1977705"/>3<text:bookmark text:name="r-1977708"/></text:p>
          </table:table-cell>
          <table:table-cell table:style-name="Tableau4.A1" office:value-type="string">
            <text:p text:style-name="P17"><text:bookmark text:name="r-1977707"/>-8388608<text:bookmark text:name="r-1977710"/></text:p>
          </table:table-cell>
          <table:table-cell table:style-name="Tableau4.A1" office:value-type="string">
            <text:p text:style-name="P17"><text:bookmark text:name="r-1977709"/>8388607<text:bookmark text:name="r-1977720"/><text:bookmark text:name="r-1977713"/></text:p>
          </table:table-cell>
        </table:table-row>
        <table:table-row table:style-name="Tableau4.3">
          <table:table-cell table:style-name="Tableau4.A1" office:value-type="string">
            <text:p text:style-name="P19"><text:bookmark text:name="r-1977712"/><text:span text:style-name="Source_20_Text"><text:span text:style-name="T50">INT</text:span></text:span><text:bookmark text:name="r-1977715"/></text:p>
          </table:table-cell>
          <table:table-cell table:style-name="Tableau4.A1" office:value-type="string">
            <text:p text:style-name="P17"><text:bookmark text:name="r-1977714"/>4<text:bookmark text:name="r-1977717"/></text:p>
          </table:table-cell>
          <table:table-cell table:style-name="Tableau4.A1" office:value-type="string">
            <text:p text:style-name="P17"><text:bookmark text:name="r-1977716"/>-2147483648<text:bookmark text:name="r-1977719"/></text:p>
          </table:table-cell>
          <table:table-cell table:style-name="Tableau4.A1" office:value-type="string">
            <text:p text:style-name="P17"><text:bookmark text:name="r-1977718"/>2147483647<text:bookmark text:name="r-1977729"/><text:bookmark text:name="r-1977722"/></text:p>
          </table:table-cell>
        </table:table-row>
        <table:table-row table:style-name="Tableau4.2">
          <table:table-cell table:style-name="Tableau4.A1" office:value-type="string">
            <text:p text:style-name="P19"><text:bookmark text:name="r-1977721"/><text:span text:style-name="Source_20_Text"><text:span text:style-name="T50">BIGINT</text:span></text:span><text:bookmark text:name="r-1977724"/></text:p>
          </table:table-cell>
          <table:table-cell table:style-name="Tableau4.A1" office:value-type="string">
            <text:p text:style-name="P17"><text:bookmark text:name="r-1977723"/>8<text:bookmark text:name="r-1977726"/></text:p>
          </table:table-cell>
          <table:table-cell table:style-name="Tableau4.A1" office:value-type="string">
            <text:p text:style-name="P17"><text:bookmark text:name="r-1977725"/>-9223372036854775808<text:bookmark text:name="r-1977728"/></text:p>
          </table:table-cell>
          <table:table-cell table:style-name="Tableau4.A1" office:value-type="string">
            <text:p text:style-name="P17"><text:bookmark text:name="r-1977727"/>9223372036854775807</text:p>
          </table:table-cell>
        </table:table-row>
      </table:table>
      <text:p text:style-name="P21"><text:bookmark text:name="r-1977732"/><text:span text:style-name="T51">Si vous essayez de stocker une valeur en dehors de l'intervalle permis par le type de votre champ, MySQL stockera la valeur la plus proche. Par exemple, si vous essayez de stocker 12457 dans un </text:span><text:span text:style-name="Source_20_Text"><text:span text:style-name="T50">TINYINT</text:span></text:span><text:span text:style-name="T51">, la valeur stockée sera 127 ; ce qui n'est pas exactement pareil, vous en conviendrez. Réfléchissez donc bien aux types de vos champs.</text:span></text:p>
      <text:h text:style-name="P4" text:outline-level="5"><text:bookmark text:name="r-1977735"/><text:span text:style-name="T28">L'attribut </text:span><text:span text:style-name="Source_20_Text"><text:span text:style-name="T22">UNSIGNED</text:span></text:span></text:h>
      <text:section text:style-name="Sect1" text:name="ui-id-2">
        <text:p text:style-name="P22"><text:bookmark text:name="r-1977734"/><text:span text:style-name="T30">Vous pouvez également préciser que vos colonnes sont </text:span><text:span text:style-name="Source_20_Text"><text:span text:style-name="T23">UNSIGNED</text:span></text:span><text:span text:style-name="T30">, c'est-à-dire que l'on ne précise pas s'il s'agit d'une valeur positive ou négative (on aura donc toujours une valeur positive). Dans ce cas, la longueur de l'intervalle reste la même, mais les valeurs possibles sont décalées, le minimum valant 0. Pour les </text:span><text:span text:style-name="Source_20_Text"><text:span text:style-name="T23">TINYINT</text:span></text:span><text:span text:style-name="T30">, on pourra par exemple aller de 0 à 255.</text:span></text:p>
        <text:h text:style-name="P8" text:outline-level="5"><text:bookmark text:name="r-1977765"/><text:span text:style-name="T32">Limiter la taille d'affichage et l'attribut </text:span><text:span text:style-name="Source_20_Text"><text:span text:style-name="T25">ZEROFILL</text:span></text:span></text:h>
        <text:p text:style-name="P22"><text:bookmark text:name="r-1977736"/><text:span text:style-name="T30">Il est possible de préciser le nombre de chiffres minimum </text:span><text:span text:style-name="Strong_20_Emphasis"><text:span text:style-name="T32">à l'affichage</text:span></text:span><text:span text:style-name="T30"> d'une colonne de type </text:span><text:span text:style-name="Source_20_Text"><text:span text:style-name="T23">INT</text:span></text:span><text:span text:style-name="T30">(ou un de ses dérivés). Il suffit alors de préciser ce nombre entre </text:span><text:soft-page-break/><text:span text:style-name="T30">parenthèses : </text:span><text:span text:style-name="Source_20_Text"><text:span text:style-name="T23">INT(x)</text:span></text:span><text:span text:style-name="T30">. Notez bien que cela ne change pas les capacités de stockage dans la colonne. Si vous déclarez un </text:span><text:span text:style-name="Source_20_Text"><text:span text:style-name="T23">INT(2)</text:span></text:span><text:span text:style-name="T30">, vous pourrez toujours y stocker 45282, par exemple. Simplement, si vous stockez un nombre avec un nombre de chiffres inférieur au nombre défini, le caractère par défaut sera ajouté à gauche du chiffre, pour qu'il prenne la bonne taille. Sans précision, le caractère par défaut est l'espace.</text:span></text:p>
        <text:p text:style-name="P36"><text:bookmark text:name="r-1977737"/>Soyez prudent, cependant. Si vous stockez des nombres dépassant la taille d'affichage définie, il est possible que vous ayez des problèmes lors de l'utilisation de ces nombres, notamment pour des jointures.</text:p>
        <text:p text:style-name="P22"><text:bookmark text:name="r-1977739"/><text:span text:style-name="T30">Cette taille d'affichage est généralement utilisée en combinaison avec l'attribut </text:span><text:span text:style-name="Source_20_Text"><text:span text:style-name="T23">ZEROFILL</text:span></text:span><text:span text:style-name="T30">. Cet attribut ajoute des zéros à gauche du nombre lors de son affichage, il change donc le caractère par défaut par '0'. Donc si vous déclarez une colonne comme étant</text:span></text:p>
        <text:p text:style-name="P12"><text:bookmark text:name="r-1977740"/><text:span text:style-name="Source_20_Text"><text:span text:style-name="T41">INT</text:span></text:span><text:span text:style-name="Source_20_Text"><text:span text:style-name="T11">(</text:span></text:span><text:span text:style-name="Source_20_Text"><text:span text:style-name="T17">4</text:span></text:span><text:span text:style-name="Source_20_Text"><text:span text:style-name="T11">) ZEROFILL</text:span></text:span></text:p>
        <text:p text:style-name="P33"><text:bookmark text:name="r-1977741"/>Vous aurez l'affichage suivant :</text:p>
        <text:p text:style-name="P16"><text:bookmark text:name="r-1977764"/><text:bookmark text:name="r-1977747"/><text:bookmark text:name="r-1977746"/></text:p>
        <table:table table:name="Tableau5" table:style-name="Tableau5">
          <table:table-column table:style-name="Tableau5.A"/>
          <table:table-column table:style-name="Tableau5.B"/>
          <table:table-header-rows>
            <table:table-row>
              <table:table-cell table:style-name="Tableau5.A1" office:value-type="string">
                <text:p text:style-name="P20"><text:bookmark text:name="r-1977743"/><text:bookmark text:name="r-1977742"/>Nombre stocké<text:bookmark text:name="r-1977745"/></text:p>
              </table:table-cell>
              <table:table-cell table:style-name="Tableau5.A1" office:value-type="string">
                <text:p text:style-name="P20"><text:bookmark text:name="r-1977744"/>Nombre affiché<text:bookmark text:name="r-1977763"/><text:bookmark text:name="r-1977752"/><text:bookmark text:name="r-1977749"/></text:p>
              </table:table-cell>
            </table:table-row>
          </table:table-header-rows>
          <table:table-row table:style-name="Tableau5.2">
            <table:table-cell table:style-name="Tableau5.A1" office:value-type="string">
              <text:p text:style-name="P17"><text:bookmark text:name="r-1977748"/>45<text:bookmark text:name="r-1977751"/></text:p>
            </table:table-cell>
            <table:table-cell table:style-name="Tableau5.A1" office:value-type="string">
              <text:p text:style-name="P17"><text:bookmark text:name="r-1977750"/>0045<text:bookmark text:name="r-1977757"/><text:bookmark text:name="r-1977754"/></text:p>
            </table:table-cell>
          </table:table-row>
          <table:table-row table:style-name="Tableau5.3">
            <table:table-cell table:style-name="Tableau5.A1" office:value-type="string">
              <text:p text:style-name="P17"><text:bookmark text:name="r-1977753"/>4156<text:bookmark text:name="r-1977756"/></text:p>
            </table:table-cell>
            <table:table-cell table:style-name="Tableau5.A1" office:value-type="string">
              <text:p text:style-name="P17"><text:bookmark text:name="r-1977755"/>4156<text:bookmark text:name="r-1977762"/><text:bookmark text:name="r-1977759"/></text:p>
            </table:table-cell>
          </table:table-row>
          <table:table-row table:style-name="Tableau5.2">
            <table:table-cell table:style-name="Tableau5.A1" office:value-type="string">
              <text:p text:style-name="P17"><text:bookmark text:name="r-1977758"/>785164<text:bookmark text:name="r-1977761"/></text:p>
            </table:table-cell>
            <table:table-cell table:style-name="Tableau5.A1" office:value-type="string">
              <text:p text:style-name="P17"><text:bookmark text:name="r-1977760"/>785164</text:p>
            </table:table-cell>
          </table:table-row>
        </table:table>
        <text:h text:style-name="P3" text:outline-level="4"><text:bookmark text:name="r-1977786"/>Nombres décimaux</text:h>
        <text:p text:style-name="P22"><text:bookmark text:name="r-1977767"/><text:span text:style-name="T30">Cinq mots-clés permettent de stocker des nombres décimaux dans une colonne : </text:span><text:span text:style-name="Source_20_Text"><text:span text:style-name="T23">DECIMAL</text:span></text:span><text:span text:style-name="T30">, </text:span><text:span text:style-name="Source_20_Text"><text:span text:style-name="T23">NUMERIC</text:span></text:span><text:span text:style-name="T30">, </text:span><text:span text:style-name="Source_20_Text"><text:span text:style-name="T23">FLOAT</text:span></text:span><text:span text:style-name="T30">, </text:span><text:span text:style-name="Source_20_Text"><text:span text:style-name="T23">REAL</text:span></text:span><text:span text:style-name="T30">  et </text:span><text:span text:style-name="Source_20_Text"><text:span text:style-name="T23">DOUBLE</text:span></text:span><text:span text:style-name="T30">.</text:span></text:p>
        <text:h text:style-name="P5" text:outline-level="5"><text:bookmark text:name="r-1977778"/>NUMERIC et DECIMAL</text:h>
        <text:p text:style-name="P22"><text:bookmark text:name="r-1977768"/><text:span text:style-name="Source_20_Text"><text:span text:style-name="T23">NUMERIC</text:span></text:span><text:span text:style-name="T30">  et </text:span><text:span text:style-name="Source_20_Text"><text:span text:style-name="T23">DECIMAL</text:span></text:span><text:span text:style-name="T30">  sont équivalents et acceptent deux paramètres : la précision et l'échelle.</text:span></text:p>
        <text:list xml:id="list3331574113" text:style-name="L2">
          <text:list-item>
            <text:p text:style-name="P38"><text:bookmark text:name="r-1977773"/><text:bookmark text:name="r-1977770"/><text:bookmark text:name="r-1977769"/>La précision définit le nombre de chiffres significatifs stockés, donc les 0 à gauche ne comptent pas. En effet, 0024 est équivalent à 24. Il n'y a donc que deux chiffres significatifs dans 0024.</text:p>
          </text:list-item>
          <text:list-item>
            <text:p text:style-name="P38"><text:bookmark text:name="r-1977772"/><text:bookmark text:name="r-1977771"/>L'échelle définit le nombre de chiffres après la virgule.</text:p>
          </text:list-item>
        </text:list>
        <text:p text:style-name="P22"><text:bookmark text:name="r-1977774"/><text:soft-page-break/><text:span text:style-name="T30">Dans un champ </text:span><text:span text:style-name="Source_20_Text"><text:span text:style-name="T23">DECIMAL(5,3)</text:span></text:span><text:span text:style-name="T30">, on peut donc stocker des nombres de 5 chiffres significatifs au maximum, dont 3 chiffres sont après la virgule. Par exemple : 12.354, -54.258, 89.2 ou -56.<text:line-break/></text:span><text:span text:style-name="Source_20_Text"><text:span text:style-name="T23">DECIMAL(4)</text:span></text:span><text:span text:style-name="T30">  équivaut à écrire </text:span><text:span text:style-name="Source_20_Text"><text:span text:style-name="T23">DECIMAL(4, 0)</text:span></text:span><text:span text:style-name="T30">.</text:span></text:p>
        <text:p text:style-name="P49"><text:bookmark text:name="r-1977775"/><text:span text:style-name="T30">En SQL pur, on ne peut pas stocker dans un champ </text:span><text:span text:style-name="Source_20_Text"><text:span text:style-name="T23">DECIMAL(5,3)</text:span></text:span><text:span text:style-name="T30">  un nombre supérieur à 99.999, puisque le nombre ne peut avoir que deux chiffres avant la virgule (5 chiffres en tout, dont 3 après la virgule, 5-3 = 2 avant). Cependant, MySQL permet en réalité de stocker des nombres allant jusqu'à 999.999. En effet, dans le cas de nombres positifs, MySQL utilise l'octet qui sert à stocker le signe </text:span><text:span text:style-name="User_20_Entry"><text:span text:style-name="T35">-</text:span></text:span><text:span text:style-name="T30"> pour stocker un chiffre supplémentaire.</text:span></text:p>
        <text:p text:style-name="P22"><text:bookmark text:name="r-1977777"/><text:span text:style-name="T30">Comme pour les nombres entiers, si l'on entre un nombre qui n'est pas dans l'intervalle supporté par la colonne, MySQL le remplacera par le plus proche supporté. Donc si la colonne est définie comme un </text:span><text:span text:style-name="Source_20_Text"><text:span text:style-name="T23">DECIMAL(5,3)</text:span></text:span><text:span text:style-name="T30">  et que le nombre est trop loin dans les positifs (1012,43 par exemple), 999.999 sera stocké, et -99.999 si le nombre est trop loin dans les négatifs.<text:line-break/>S'il y a trop de chiffres après la virgule, MySQL arrondira à l'échelle définie.</text:span></text:p>
        <text:h text:style-name="P5" text:outline-level="5"><text:bookmark text:name="r-1977781"/>FLOAT, DOUBLE et REAL</text:h>
        <text:p text:style-name="P22"><text:bookmark text:name="r-1977779"/><text:span text:style-name="T30">Le mot-clé </text:span><text:span text:style-name="Source_20_Text"><text:span text:style-name="T23">FLOAT</text:span></text:span><text:span text:style-name="T30">  peut s'utiliser sans paramètres, auquel cas quatre octets sont utilisés pour stocker les valeurs de la colonne. Il est cependant possible de spécifier une précision et une échelle, de la même manière que pour </text:span><text:span text:style-name="Source_20_Text"><text:span text:style-name="T23">DECIMAL</text:span></text:span><text:span text:style-name="T30">  et </text:span><text:span text:style-name="Source_20_Text"><text:span text:style-name="T23">NUMERIC</text:span></text:span><text:span text:style-name="T30">.</text:span></text:p>
        <text:p text:style-name="P22"><text:bookmark text:name="r-1977780"/><text:span text:style-name="T30">Quant à </text:span><text:span text:style-name="Source_20_Text"><text:span text:style-name="T23">REAL</text:span></text:span><text:span text:style-name="T30">  et </text:span><text:span text:style-name="Source_20_Text"><text:span text:style-name="T23">DOUBLE</text:span></text:span><text:span text:style-name="T30">, ils ne supportent pas de paramètres. </text:span><text:span text:style-name="Source_20_Text"><text:span text:style-name="T23">DOUBLE</text:span></text:span><text:span text:style-name="T30">  est normalement plus précis que </text:span><text:span text:style-name="Source_20_Text"><text:span text:style-name="T23">REAL</text:span></text:span><text:span text:style-name="T30">  (stockage dans 8 octets, contre stockage dans 4 octets), mais ce n'est pas le cas avec MySQL qui utilise 8 octets dans les deux cas. Je vous conseille donc d'utiliser </text:span><text:span text:style-name="Source_20_Text"><text:span text:style-name="T23">DOUBLE</text:span></text:span><text:span text:style-name="T30">  pour éviter les surprises en cas de changement de SGBDR.</text:span></text:p>
        <text:h text:style-name="P7" text:outline-level="5"><text:bookmark text:name="r-1977785"/><text:span text:style-name="T32">Valeurs exactes </text:span><text:span text:style-name="Emphasis"><text:span text:style-name="T32">vs</text:span></text:span><text:span text:style-name="T32"> valeurs approchées</text:span></text:h>
        <text:p text:style-name="P22"><text:bookmark text:name="r-1977782"/><text:span text:style-name="T30">Les nombres stockés en tant que </text:span><text:span text:style-name="Source_20_Text"><text:span text:style-name="T23">NUMERIC</text:span></text:span><text:span text:style-name="T30">  ou </text:span><text:span text:style-name="Source_20_Text"><text:span text:style-name="T23">DECIMAL</text:span></text:span><text:span text:style-name="T30">  sont stockés sous forme de chaînes de caractères. Par conséquent, c'est la valeur exacte qui est stockée. Par contre, les types </text:span><text:span text:style-name="Source_20_Text"><text:span text:style-name="T23">FLOAT</text:span></text:span><text:span text:style-name="T30">,</text:span><text:span text:style-name="Source_20_Text"><text:span text:style-name="T23">DOUBLE</text:span></text:span><text:span text:style-name="T30">  et </text:span><text:span text:style-name="Source_20_Text"><text:span text:style-name="T23">REAL</text:span></text:span><text:span text:style-name="T30">  sont stockés sous forme de nombres, et c'est une valeur approchée qui est stockée.<text:line-break/>Cela signifie que si vous stockez par exemple 56,6789 dans une colonne de </text:span><text:soft-page-break/><text:span text:style-name="T30">type </text:span><text:span text:style-name="Source_20_Text"><text:span text:style-name="T23">FLOAT</text:span></text:span><text:span text:style-name="T30">, en réalité, MySQL stockera une valeur qui se rapproche de 56,6789 (par exemple, 56,678900000000000001). Cela peut poser problème pour des comparaisons notamment (56,678900000000000001 n'étant pas égal à 56,6789). S'il est nécessaire de conserver la précision exacte de vos données (l'exemple type est celui des données bancaires), il est donc conseillé d'utiliser un type numérique à valeur exacte (</text:span><text:span text:style-name="Source_20_Text"><text:span text:style-name="T23">NUMERIC</text:span></text:span><text:span text:style-name="T30">  ou </text:span><text:span text:style-name="Source_20_Text"><text:span text:style-name="T23">DECIMAL</text:span></text:span><text:span text:style-name="T30">  donc).</text:span></text:p>
        <text:p text:style-name="P35"><text:bookmark text:name="r-1977783"/><text:span text:style-name="T30">La documentation </text:span><text:span text:style-name="Strong_20_Emphasis"><text:span text:style-name="T32">anglaise </text:span></text:span><text:span text:style-name="T30">de MySQL donne des exemples de problèmes rencontrés avec les valeurs approchées. N'hésitez pas à y faire un tour si vous pensez pouvoir être concerné par ce problème, ou si vous êtes simplement curieux.</text:span></text:p>
      </text:section>
      <text:section text:style-name="Sect1" text:name="ui-id-3">
        <text:h text:style-name="P1" text:outline-level="3"><text:bookmark text:name="r-1960345"/>Types alphanumériques</text:h>
        <text:h text:style-name="P3" text:outline-level="4"><text:bookmark text:name="r-1977893"/>Chaînes de type texte</text:h>
        <text:h text:style-name="P5" text:outline-level="5"><text:bookmark text:name="r-1977850"/>CHAR et VARCHAR</text:h>
        <text:p text:style-name="P22"><text:bookmark text:name="r-1977787"/><text:span text:style-name="T30">Pour stocker un texte relativement court (moins de 255 caractères), vous pouvez utiliser les types </text:span><text:span text:style-name="Source_20_Text"><text:span text:style-name="T23">CHAR</text:span></text:span><text:span text:style-name="T30">  et </text:span><text:span text:style-name="Source_20_Text"><text:span text:style-name="T23">VARCHAR</text:span></text:span><text:span text:style-name="T30">. Ces deux types s'utilisent avec un paramètre qui précise la taille que peut prendre votre texte (entre 1 et 255). La différence entre </text:span><text:span text:style-name="Source_20_Text"><text:span text:style-name="T23">CHAR</text:span></text:span><text:span text:style-name="T30">  et </text:span><text:span text:style-name="Source_20_Text"><text:span text:style-name="T23">VARCHAR</text:span></text:span><text:span text:style-name="T30">  est la manière dont ils sont stockés en mémoire. Un </text:span><text:span text:style-name="Source_20_Text"><text:span text:style-name="T23">CHAR(x)</text:span></text:span><text:span text:style-name="T30">  stockera toujours </text:span><text:span text:style-name="Emphasis"><text:span text:style-name="T30">x</text:span></text:span><text:span text:style-name="T30"> caractères, en remplissant si nécessaire le texte avec des espaces vides pour le compléter, tandis qu'un </text:span><text:span text:style-name="Source_20_Text"><text:span text:style-name="T23">VARCHAR(x)</text:span></text:span><text:span text:style-name="T30">  stockera jusqu'à </text:span><text:span text:style-name="Emphasis"><text:span text:style-name="T30">x</text:span></text:span><text:span text:style-name="T30"> caractères (entre 0 et </text:span><text:span text:style-name="Emphasis"><text:span text:style-name="T30">x</text:span></text:span><text:span text:style-name="T30">), et stockera en plus en mémoire la taille du texte stocké.<text:line-break/>Si vous entrez un texte plus long que la taille maximale définie pour le champ, celui-ci sera tronqué.</text:span></text:p>
        <text:p text:style-name="P22"><text:bookmark text:name="r-1977790"/><text:span text:style-name="T30">Petit tableau explicatif, en prenant l'exemple d'un </text:span><text:span text:style-name="Source_20_Text"><text:span text:style-name="T23">CHAR</text:span></text:span><text:span text:style-name="T30">  ou d'un </text:span><text:span text:style-name="Source_20_Text"><text:span text:style-name="T23">VARCHAR</text:span></text:span><text:span text:style-name="T30">  de 5 caractères au maximum :</text:span></text:p>
        <text:p text:style-name="P16"><text:bookmark text:name="r-1977848"/><text:bookmark text:name="r-1977802"/><text:bookmark text:name="r-1977801"/></text:p>
        <table:table table:name="Tableau6" table:style-name="Tableau6">
          <table:table-column table:style-name="Tableau6.A"/>
          <table:table-column table:style-name="Tableau6.B"/>
          <table:table-column table:style-name="Tableau6.C"/>
          <table:table-column table:style-name="Tableau6.D"/>
          <table:table-column table:style-name="Tableau6.E"/>
          <table:table-header-rows>
            <table:table-row>
              <table:table-cell table:style-name="Tableau6.A1" office:value-type="string">
                <text:p text:style-name="P20"><text:bookmark text:name="r-1977792"/><text:bookmark text:name="r-1977791"/>Texte<text:bookmark text:name="r-1977794"/></text:p>
              </table:table-cell>
              <table:table-cell table:style-name="Tableau6.A1" office:value-type="string">
                <text:p text:style-name="P20"><text:bookmark text:name="r-1977793"/>CHAR(5)<text:bookmark text:name="r-1977796"/></text:p>
              </table:table-cell>
              <table:table-cell table:style-name="Tableau6.A1" office:value-type="string">
                <text:p text:style-name="P20"><text:bookmark text:name="r-1977795"/>Mémoire requise<text:bookmark text:name="r-1977798"/></text:p>
              </table:table-cell>
              <table:table-cell table:style-name="Tableau6.A1" office:value-type="string">
                <text:p text:style-name="P20"><text:bookmark text:name="r-1977797"/>VARCHAR(5)<text:bookmark text:name="r-1977800"/></text:p>
              </table:table-cell>
              <table:table-cell table:style-name="Tableau6.A1" office:value-type="string">
                <text:p text:style-name="P20"><text:bookmark text:name="r-1977799"/>Mémoire requise<text:bookmark text:name="r-1977847"/><text:bookmark text:name="r-1977813"/><text:bookmark text:name="r-1977804"/></text:p>
              </table:table-cell>
            </table:table-row>
          </table:table-header-rows>
          <table:table-row table:style-name="Tableau6.2">
            <table:table-cell table:style-name="Tableau6.A1" office:value-type="string">
              <text:p text:style-name="P17"><text:bookmark text:name="r-1977803"/>''<text:bookmark text:name="r-1977806"/></text:p>
            </table:table-cell>
            <table:table-cell table:style-name="Tableau6.A1" office:value-type="string">
              <text:p text:style-name="P19"><text:bookmark text:name="r-1977805"/><text:span text:style-name="Source_20_Text"><text:span text:style-name="T50">'   '</text:span></text:span><text:bookmark text:name="r-1977808"/></text:p>
            </table:table-cell>
            <table:table-cell table:style-name="Tableau6.A1" office:value-type="string">
              <text:p text:style-name="P17"><text:bookmark text:name="r-1977807"/>5 octets<text:bookmark text:name="r-1977810"/></text:p>
            </table:table-cell>
            <table:table-cell table:style-name="Tableau6.A1" office:value-type="string">
              <text:p text:style-name="P19"><text:bookmark text:name="r-1977809"/><text:span text:style-name="Source_20_Text"><text:span text:style-name="T50">''</text:span></text:span><text:bookmark text:name="r-1977812"/></text:p>
            </table:table-cell>
            <table:table-cell table:style-name="Tableau6.A1" office:value-type="string">
              <text:p text:style-name="P17"><text:bookmark text:name="r-1977811"/>1 octet<text:bookmark text:name="r-1977824"/><text:bookmark text:name="r-1977815"/></text:p>
            </table:table-cell>
          </table:table-row>
          <table:table-row table:style-name="Tableau6.3">
            <table:table-cell table:style-name="Tableau6.A1" office:value-type="string">
              <text:p text:style-name="P17"><text:bookmark text:name="r-1977814"/>'tex'<text:bookmark text:name="r-1977817"/></text:p>
            </table:table-cell>
            <table:table-cell table:style-name="Tableau6.A1" office:value-type="string">
              <text:p text:style-name="P19"><text:bookmark text:name="r-1977816"/><text:span text:style-name="Source_20_Text"><text:span text:style-name="T50">'tex  '</text:span></text:span><text:bookmark text:name="r-1977819"/></text:p>
            </table:table-cell>
            <table:table-cell table:style-name="Tableau6.A1" office:value-type="string">
              <text:p text:style-name="P17"><text:bookmark text:name="r-1977818"/>5 octets<text:bookmark text:name="r-1977821"/></text:p>
            </table:table-cell>
            <table:table-cell table:style-name="Tableau6.A1" office:value-type="string">
              <text:p text:style-name="P19"><text:bookmark text:name="r-1977820"/><text:span text:style-name="Source_20_Text"><text:span text:style-name="T50">'tex'</text:span></text:span><text:bookmark text:name="r-1977823"/></text:p>
            </table:table-cell>
            <table:table-cell table:style-name="Tableau6.A1" office:value-type="string">
              <text:p text:style-name="P17"><text:bookmark text:name="r-1977822"/>4 octets<text:bookmark text:name="r-1977835"/><text:bookmark text:name="r-1977826"/></text:p>
            </table:table-cell>
          </table:table-row>
          <text:soft-page-break/>
          <table:table-row table:style-name="Tableau6.2">
            <table:table-cell table:style-name="Tableau6.A1" office:value-type="string">
              <text:p text:style-name="P17"><text:bookmark text:name="r-1977825"/>'texte'<text:bookmark text:name="r-1977828"/></text:p>
            </table:table-cell>
            <table:table-cell table:style-name="Tableau6.A1" office:value-type="string">
              <text:p text:style-name="P19"><text:bookmark text:name="r-1977827"/><text:span text:style-name="Source_20_Text"><text:span text:style-name="T50">'texte'</text:span></text:span><text:bookmark text:name="r-1977830"/></text:p>
            </table:table-cell>
            <table:table-cell table:style-name="Tableau6.A1" office:value-type="string">
              <text:p text:style-name="P17"><text:bookmark text:name="r-1977829"/>5 octets<text:bookmark text:name="r-1977832"/></text:p>
            </table:table-cell>
            <table:table-cell table:style-name="Tableau6.A1" office:value-type="string">
              <text:p text:style-name="P19"><text:bookmark text:name="r-1977831"/><text:span text:style-name="Source_20_Text"><text:span text:style-name="T50">'texte'</text:span></text:span><text:bookmark text:name="r-1977834"/></text:p>
            </table:table-cell>
            <table:table-cell table:style-name="Tableau6.A1" office:value-type="string">
              <text:p text:style-name="P17"><text:bookmark text:name="r-1977833"/>6 octets<text:bookmark text:name="r-1977846"/><text:bookmark text:name="r-1977837"/></text:p>
            </table:table-cell>
          </table:table-row>
          <table:table-row table:style-name="Tableau6.3">
            <table:table-cell table:style-name="Tableau6.A1" office:value-type="string">
              <text:p text:style-name="P17"><text:bookmark text:name="r-1977836"/>'texte trop long'<text:bookmark text:name="r-1977839"/></text:p>
            </table:table-cell>
            <table:table-cell table:style-name="Tableau6.A1" office:value-type="string">
              <text:p text:style-name="P19"><text:bookmark text:name="r-1977838"/><text:span text:style-name="Source_20_Text"><text:span text:style-name="T50">'texte'</text:span></text:span><text:bookmark text:name="r-1977841"/></text:p>
            </table:table-cell>
            <table:table-cell table:style-name="Tableau6.A1" office:value-type="string">
              <text:p text:style-name="P17"><text:bookmark text:name="r-1977840"/>5 octets<text:bookmark text:name="r-1977843"/></text:p>
            </table:table-cell>
            <table:table-cell table:style-name="Tableau6.A1" office:value-type="string">
              <text:p text:style-name="P19"><text:bookmark text:name="r-1977842"/><text:span text:style-name="Source_20_Text"><text:span text:style-name="T50">'texte'</text:span></text:span><text:bookmark text:name="r-1977845"/></text:p>
            </table:table-cell>
            <table:table-cell table:style-name="Tableau6.A1" office:value-type="string">
              <text:p text:style-name="P17"><text:bookmark text:name="r-1977844"/>6 octets</text:p>
            </table:table-cell>
          </table:table-row>
        </table:table>
        <text:p text:style-name="P22"><text:bookmark text:name="r-1977849"/><text:span text:style-name="T30">Vous voyez donc que, dans le cas où le texte fait la longueur maximale autorisée, un </text:span><text:span text:style-name="Source_20_Text"><text:span text:style-name="T23">CHAR(x)</text:span></text:span><text:span text:style-name="T30">  prend moins de place en mémoire qu'un </text:span><text:span text:style-name="Source_20_Text"><text:span text:style-name="T23">VARCHAR(x)</text:span></text:span><text:span text:style-name="T30">. Préférez donc le </text:span><text:span text:style-name="Source_20_Text"><text:span text:style-name="T23">CHAR(x)</text:span></text:span><text:span text:style-name="T30">  dans le cas où vous savez que vous aurez toujours </text:span><text:span text:style-name="Emphasis"><text:span text:style-name="T30">x</text:span></text:span><text:span text:style-name="T30"> caractères (par exemple si vous stockez un code postal). Par contre, si la longueur de votre texte risque de varier d'une ligne à l'autre, définissez votre colonne comme un </text:span><text:span text:style-name="Source_20_Text"><text:span text:style-name="T23">VARCHAR(x)</text:span></text:span><text:span text:style-name="T30">.</text:span></text:p>
        <text:p text:style-name="P36"><text:bookmark text:name="r-2741796"/>Dans le tableau ci-dessus, tous les caractères sont des caractères simples, sans accents. Dans un texte comprenant des accents et encodé en UTF-8, les caractères accentués occupent deux octets en mémoire. Il est donc possible, pour un CHAR(5), d'occuper plus de 5 octets en mémoire (mais impossible d'y stocker plus que 5 caractères).</text:p>
        <text:h text:style-name="P5" text:outline-level="5"><text:bookmark text:name="r-1977892"/>TEXT</text:h>
        <text:section text:style-name="Sect2" text:name="r-1977852">
          <text:p text:style-name="P50"><text:bookmark text:name="r-1977851"/>Et si je veux pouvoir stocker des textes de plus de 255 caractères ?</text:p>
        </text:section>
        <text:p text:style-name="P22"><text:bookmark text:name="r-1977853"/><text:span text:style-name="T31">Il suffit alors d'utiliser le type </text:span><text:span text:style-name="Source_20_Text"><text:span text:style-name="T24">TEXT</text:span></text:span><text:span text:style-name="T31">, ou un de ses dérivés </text:span><text:span text:style-name="Source_20_Text"><text:span text:style-name="T24">TINYTEXT</text:span></text:span><text:span text:style-name="T31">, </text:span><text:span text:style-name="Source_20_Text"><text:span text:style-name="T24">MEDIUMTEXT</text:span></text:span><text:span text:style-name="T31">  ou </text:span><text:span text:style-name="Source_20_Text"><text:span text:style-name="T24">LONGTEXT</text:span></text:span><text:span text:style-name="T31">. La différence entre ceux-ci est la place qu'ils permettent d'occuper en mémoire. Petit tableau habituel :</text:span></text:p>
        <text:p text:style-name="P16"><text:bookmark text:name="r-1977891"/><text:bookmark text:name="r-1977861"/><text:bookmark text:name="r-1977860"/></text:p>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P20"><text:bookmark text:name="r-1977855"/><text:bookmark text:name="r-1977854"/>Type<text:bookmark text:name="r-1977857"/></text:p>
              </table:table-cell>
              <table:table-cell table:style-name="Tableau7.A1" office:value-type="string">
                <text:p text:style-name="P20"><text:bookmark text:name="r-1977856"/>Longueur maximale<text:bookmark text:name="r-1977859"/></text:p>
              </table:table-cell>
              <table:table-cell table:style-name="Tableau7.A1" office:value-type="string">
                <text:p text:style-name="P20"><text:bookmark text:name="r-1977858"/>Mémoire occupée<text:bookmark text:name="r-1977890"/><text:bookmark text:name="r-1977868"/><text:bookmark text:name="r-1977863"/></text:p>
              </table:table-cell>
            </table:table-row>
          </table:table-header-rows>
          <table:table-row table:style-name="Tableau7.2">
            <table:table-cell table:style-name="Tableau7.A1" office:value-type="string">
              <text:p text:style-name="P19"><text:bookmark text:name="r-1977862"/><text:span text:style-name="Source_20_Text"><text:span text:style-name="T50">TINYTEXT</text:span></text:span><text:bookmark text:name="r-1977865"/></text:p>
            </table:table-cell>
            <table:table-cell table:style-name="Tableau7.A1" office:value-type="string">
              <text:p text:style-name="P18"><text:bookmark text:name="r-1977864"/> <text:bookmark text:name="MathJax-Element-1-Frame"/><text:bookmark text:name="MathJax-Span-1"/><text:bookmark text:name="MathJax-Span-2"/><text:bookmark text:name="MathJax-Span-3"/><text:bookmark text:name="MathJax-Span-4"/><text:span text:style-name="T42">2</text:span><text:bookmark text:name="MathJax-Span-5"/><text:span text:style-name="T43">8</text:span><text:span text:style-name="T44">28</text:span> octets<text:bookmark text:name="r-1977867"/></text:p>
            </table:table-cell>
            <table:table-cell table:style-name="Tableau7.A1" office:value-type="string">
              <text:p text:style-name="P17"><text:bookmark text:name="r-1977866"/>Longueur de la chaîne + 1 octet<text:bookmark text:name="r-1977875"/><text:bookmark text:name="r-1977870"/></text:p>
            </table:table-cell>
          </table:table-row>
          <table:table-row table:style-name="Tableau7.3">
            <table:table-cell table:style-name="Tableau7.A1" office:value-type="string">
              <text:p text:style-name="P19"><text:bookmark text:name="r-1977869"/><text:span text:style-name="Source_20_Text"><text:span text:style-name="T50">TEXT</text:span></text:span><text:bookmark text:name="r-1977872"/></text:p>
            </table:table-cell>
            <table:table-cell table:style-name="Tableau7.A1" office:value-type="string">
              <text:p text:style-name="P18"><text:bookmark text:name="r-1977871"/>  <text:bookmark text:name="MathJax-Element-2-Frame"/><text:bookmark text:name="MathJax-Span-6"/><text:bookmark text:name="MathJax-Span-7"/><text:bookmark text:name="MathJax-Span-8"/><text:bookmark text:name="MathJax-Span-9"/><text:span text:style-name="T42">2</text:span><text:bookmark text:name="MathJax-Span-10"/><text:bookmark text:name="MathJax-Span-11"/><text:bookmark text:name="MathJax-Span-12"/><text:span text:style-name="T43">16</text:span><text:span text:style-name="T44">216</text:span> octets<text:bookmark text:name="r-1977874"/></text:p>
            </table:table-cell>
            <table:table-cell table:style-name="Tableau7.A1" office:value-type="string">
              <text:p text:style-name="P17"><text:bookmark text:name="r-1977873"/>Longueur de la chaîne + 2 octets<text:bookmark text:name="r-1977882"/><text:bookmark text:name="r-1977877"/></text:p>
            </table:table-cell>
          </table:table-row>
          <table:table-row table:style-name="Tableau7.2">
            <table:table-cell table:style-name="Tableau7.A1" office:value-type="string">
              <text:p text:style-name="P19"><text:bookmark text:name="r-1977876"/><text:span text:style-name="Source_20_Text"><text:span text:style-name="T50">MEDIUMTEXT</text:span></text:span><text:bookmark text:name="r-1977879"/></text:p>
            </table:table-cell>
            <table:table-cell table:style-name="Tableau7.A1" office:value-type="string">
              <text:p text:style-name="P18"><text:bookmark text:name="r-1977878"/> <text:bookmark text:name="MathJax-Element-3-Frame"/><text:bookmark text:name="MathJax-Span-13"/><text:bookmark text:name="MathJax-Span-14"/><text:bookmark text:name="MathJax-Span-15"/><text:bookmark text:name="MathJax-Span-16"/><text:span text:style-name="T42">2</text:span><text:bookmark text:name="MathJax-Span-17"/><text:bookmark text:name="MathJax-Span-18"/><text:bookmark text:name="MathJax-Span-19"/><text:span text:style-name="T43">24</text:span><text:span text:style-name="T44">224</text:span> octets<text:bookmark text:name="r-1977881"/></text:p>
            </table:table-cell>
            <table:table-cell table:style-name="Tableau7.A1" office:value-type="string">
              <text:p text:style-name="P17"><text:bookmark text:name="r-1977880"/>Longueur de la chaîne + 3 octets<text:bookmark text:name="r-1977889"/><text:bookmark text:name="r-1977884"/></text:p>
            </table:table-cell>
          </table:table-row>
          <table:table-row table:style-name="Tableau7.3">
            <table:table-cell table:style-name="Tableau7.A1" office:value-type="string">
              <text:p text:style-name="P19"><text:bookmark text:name="r-1977883"/><text:span text:style-name="Source_20_Text"><text:span text:style-name="T50">LONGTEXT</text:span></text:span><text:bookmark text:name="r-1977886"/></text:p>
            </table:table-cell>
            <table:table-cell table:style-name="Tableau7.A1" office:value-type="string">
              <text:p text:style-name="P18"><text:bookmark text:name="r-1977885"/> <text:bookmark text:name="MathJax-Element-4-Frame"/><text:bookmark text:name="MathJax-Span-20"/><text:bookmark text:name="MathJax-Span-21"/><text:bookmark text:name="MathJax-Span-22"/><text:bookmark text:name="MathJax-Span-23"/><text:span text:style-name="T42">2</text:span><text:bookmark text:name="MathJax-Span-24"/><text:bookmark text:name="MathJax-Span-25"/><text:bookmark text:name="MathJax-Span-26"/><text:span text:style-name="T43">32</text:span><text:span text:style-name="T44">232</text:span> octets<text:bookmark text:name="r-1977888"/></text:p>
            </table:table-cell>
            <table:table-cell table:style-name="Tableau7.A1" office:value-type="string">
              <text:p text:style-name="P17"><text:bookmark text:name="r-1977887"/>Longueur de la chaîne + 4 octets</text:p>
            </table:table-cell>
          </table:table-row>
        </table:table>
        <text:h text:style-name="P3" text:outline-level="4"><text:bookmark text:name="r-1977902"/>Chaînes de type binaire</text:h>
        <text:p text:style-name="P33"><text:bookmark text:name="r-1977894"/>Comme les chaînes de type texte que l'on vient de voir, une chaîne binaire n'est rien d'autre qu'une suite de caractères.<text:line-break/>Cependant, si les textes sont affectés par l'encodage et l'interclassement, ce n'est pas le <text:soft-page-break/>cas des chaînes binaires. Une chaîne binaire n'est rien d'autre qu'une suite d'octets. Aucune interprétation n'est faite sur ces octets. Ceci a deux conséquences principales.</text:p>
        <text:list xml:id="list2621926652" text:style-name="L3">
          <text:list-item>
            <text:p text:style-name="P39"><text:bookmark text:name="r-1977899"/><text:bookmark text:name="r-1977896"/><text:bookmark text:name="r-1977895"/>Une chaîne binaire traite directement l'octet, et pas le caractère que l'octet représente. Donc par exemple, une recherche sur une chaîne binaire sera toujours sensible à la casse, puisque "A" (code binaire : 01000001) sera toujours différent de "a" (code binaire : 01100001).</text:p>
          </text:list-item>
          <text:list-item>
            <text:p text:style-name="P39"><text:bookmark text:name="r-1977898"/><text:bookmark text:name="r-1977897"/>Tous les caractères sont utilisables, y compris les fameux caractères de contrôle non affichables définis dans la table ASCII.</text:p>
          </text:list-item>
        </text:list>
        <text:p text:style-name="P33"><text:bookmark text:name="r-1977900"/>Par conséquent, les types binaires sont parfaits pour stocker des données "brutes" comme des images par exemple, tandis que les chaînes de texte sont parfaites pour stocker... du texte ! <draw:frame draw:style-name="fr1" draw:name="Image1" text:anchor-type="as-char" svg:width="0.503cm" svg:height="0.503cm" draw:z-index="0"><draw:image xlink:href="Pictures/10000200000000130000001304B4ACAE91FD8097.png" xlink:type="simple" xlink:show="embed" xlink:actuate="onLoad" draw:mime-type="image/png"/><svg:title>:D</svg:title></draw:frame></text:p>
        <text:p text:style-name="P22"><text:bookmark text:name="r-1977901"/><text:span text:style-name="T30">Les types binaires sont définis de la même façon que les types de chaînes de texte. </text:span><text:span text:style-name="Source_20_Text"><text:span text:style-name="T23">VARBINARY(x)</text:span></text:span><text:span text:style-name="T30">  et </text:span><text:span text:style-name="Source_20_Text"><text:span text:style-name="T23">BINARY(x)</text:span></text:span><text:span text:style-name="T30">  permettent de stocker des chaînes binaires de </text:span><text:span text:style-name="Emphasis"><text:span text:style-name="T30">x</text:span></text:span><text:span text:style-name="T30"> caractères au maximum (avec une gestion de la mémoire identique à </text:span><text:span text:style-name="Source_20_Text"><text:span text:style-name="T23">VARCHAR(x)</text:span></text:span><text:span text:style-name="T30">  et </text:span><text:span text:style-name="Source_20_Text"><text:span text:style-name="T23">CHAR(x)</text:span></text:span><text:span text:style-name="T30">). Pour les chaînes plus longues, il existe les types </text:span><text:span text:style-name="Source_20_Text"><text:span text:style-name="T23">TINYBLOB</text:span></text:span><text:span text:style-name="T30">, </text:span><text:span text:style-name="Source_20_Text"><text:span text:style-name="T23">BLOB</text:span></text:span><text:span text:style-name="T30">, </text:span><text:span text:style-name="Source_20_Text"><text:span text:style-name="T23">MEDIUMBLOB</text:span></text:span><text:span text:style-name="T30">  et </text:span><text:span text:style-name="Source_20_Text"><text:span text:style-name="T23">LONGBLOB</text:span></text:span><text:span text:style-name="T30">, avec les mêmes limites de stockage que les types </text:span><text:span text:style-name="Source_20_Text"><text:span text:style-name="T23">TEXT</text:span></text:span><text:span text:style-name="T30">.</text:span></text:p>
        <text:h text:style-name="P3" text:outline-level="4"><text:bookmark text:name="r-1978045"/>SET et ENUM</text:h>
        <text:h text:style-name="P5" text:outline-level="5"><text:bookmark text:name="r-1977954"/>ENUM</text:h>
        <text:p text:style-name="P22"><text:bookmark text:name="r-1977903"/><text:span text:style-name="T30">Une colonne de type </text:span><text:span text:style-name="Source_20_Text"><text:span text:style-name="T23">ENUM</text:span></text:span><text:span text:style-name="T30">  est une colonne pour laquelle on définit un certain nombre de valeurs autorisées, de type "chaîne de caractères". Par exemple, si l'on définit une colonne </text:span><text:span text:style-name="Emphasis"><text:span text:style-name="T30">espece</text:span></text:span><text:span text:style-name="T30"> (pour une espèce animale) de la manière suivante :</text:span></text:p>
        <text:p text:style-name="P12"><text:bookmark text:name="r-1977904"/><text:span text:style-name="Source_20_Text"><text:span text:style-name="T11">espece ENUM(</text:span></text:span><text:span text:style-name="Source_20_Text"><text:span text:style-name="T13">'chat'</text:span></text:span><text:span text:style-name="Source_20_Text"><text:span text:style-name="T11">, </text:span></text:span><text:span text:style-name="Source_20_Text"><text:span text:style-name="T13">'chien'</text:span></text:span><text:span text:style-name="Source_20_Text"><text:span text:style-name="T11">, </text:span></text:span><text:span text:style-name="Source_20_Text"><text:span text:style-name="T13">'tortue'</text:span></text:span><text:span text:style-name="Source_20_Text"><text:span text:style-name="T11">)</text:span></text:span></text:p>
        <text:p text:style-name="P34"><text:bookmark text:name="r-1977905"/><text:span text:style-name="T30">La colonne </text:span><text:span text:style-name="Emphasis"><text:span text:style-name="T30">espece </text:span></text:span><text:span text:style-name="T30">pourra alors contenir les chaînes "chat", "chien" ou "tortue", mais pas les chaînes "lapin" ou "cheval".</text:span></text:p>
        <text:p text:style-name="P34"><text:bookmark text:name="r-1977906"/><text:span text:style-name="T30">En plus de "chat", "chien" et "tortue", la colonne </text:span><text:span text:style-name="Emphasis"><text:span text:style-name="T30">espece</text:span></text:span><text:span text:style-name="T30"> pourrait prendre deux autres valeurs :</text:span></text:p>
        <text:list xml:id="list1960099374" text:style-name="L4">
          <text:list-item>
            <text:p text:style-name="P24"><text:bookmark text:name="r-1977911"/><text:bookmark text:name="r-1977908"/><text:bookmark text:name="r-1977907"/><text:soft-page-break/><text:span text:style-name="T30">si vous essayez d'introduire une chaîne non autorisée, MySQL stockera une chaîne vide </text:span><text:span text:style-name="Source_20_Text"><text:span text:style-name="T23">''</text:span></text:span><text:span text:style-name="T30">dans le champ ;</text:span></text:p>
          </text:list-item>
          <text:list-item>
            <text:p text:style-name="P24"><text:bookmark text:name="r-1977910"/><text:bookmark text:name="r-1977909"/><text:span text:style-name="T30">si vous autorisez le champ à ne pas contenir de valeur (vous verrez comment faire cela dans le chapitre sur la création des tables), le champ contiendra </text:span><text:span text:style-name="Source_20_Text"><text:span text:style-name="T23">NULL</text:span></text:span><text:span text:style-name="T30">, qui correspond à "pas de valeur" en SQL (et dans beaucoup de langages informatiques).</text:span></text:p>
          </text:list-item>
        </text:list>
        <text:p text:style-name="P22"><text:bookmark text:name="r-1977912"/><text:span text:style-name="T30">Pour remplir un champ de type </text:span><text:span text:style-name="Source_20_Text"><text:span text:style-name="T23">ENUM</text:span></text:span><text:span text:style-name="T30">, deux possibilités s'offrent à vous :</text:span></text:p>
        <text:list xml:id="list2245952674" text:style-name="L5">
          <text:list-item>
            <text:p text:style-name="P40"><text:bookmark text:name="r-1977917"/><text:bookmark text:name="r-1977914"/><text:bookmark text:name="r-1977913"/>soit remplir directement avec la valeur choisie ("chat", "chien" ou "tortue", dans notre exemple) ;</text:p>
          </text:list-item>
          <text:list-item>
            <text:p text:style-name="P45"><text:bookmark text:name="r-1977916"/><text:bookmark text:name="r-1977915"/><text:span text:style-name="T30">soit utiliser l'index de la valeur, c'est-à-dire le nombre associé par MySQL à la valeur. Ce nombre est compris entre 1 et le nombre de valeurs définies. L'index est attribué selon l'ordre dans lequel les valeurs ont été données lors de la création du champ. De plus, la chaîne vide (stockée en cas de valeur non autorisée) correspond à l'index 0. Le tableau suivant reprend les valeurs d'index pour notre exemple précédent : le champ </text:span><text:span text:style-name="Emphasis"><text:span text:style-name="T30">espece</text:span></text:span><text:span text:style-name="T30">.</text:span></text:p>
          </text:list-item>
        </text:list>
        <text:p text:style-name="P16"><text:bookmark text:name="r-1977950"/><text:bookmark text:name="r-1977923"/><text:bookmark text:name="r-1977922"/></text:p>
        <table:table table:name="Tableau8" table:style-name="Tableau8">
          <table:table-column table:style-name="Tableau8.A"/>
          <table:table-column table:style-name="Tableau8.B"/>
          <table:table-header-rows>
            <table:table-row>
              <table:table-cell table:style-name="Tableau8.A1" office:value-type="string">
                <text:p text:style-name="P20"><text:bookmark text:name="r-1977919"/><text:bookmark text:name="r-1977918"/>Valeur<text:bookmark text:name="r-1977921"/></text:p>
              </table:table-cell>
              <table:table-cell table:style-name="Tableau8.A1" office:value-type="string">
                <text:p text:style-name="P20"><text:bookmark text:name="r-1977920"/>Index<text:bookmark text:name="r-1977949"/><text:bookmark text:name="r-1977928"/><text:bookmark text:name="r-1977925"/></text:p>
              </table:table-cell>
            </table:table-row>
          </table:table-header-rows>
          <table:table-row table:style-name="Tableau8.2">
            <table:table-cell table:style-name="Tableau8.A1" office:value-type="string">
              <text:p text:style-name="P19"><text:bookmark text:name="r-1977924"/><text:span text:style-name="Source_20_Text"><text:span text:style-name="T50">NULL</text:span></text:span><text:bookmark text:name="r-1977927"/></text:p>
            </table:table-cell>
            <table:table-cell table:style-name="Tableau8.A1" office:value-type="string">
              <text:p text:style-name="P19"><text:bookmark text:name="r-1977926"/><text:span text:style-name="Source_20_Text"><text:span text:style-name="T50">NULL</text:span></text:span><text:bookmark text:name="r-1977933"/><text:bookmark text:name="r-1977930"/></text:p>
            </table:table-cell>
          </table:table-row>
          <table:table-row table:style-name="Tableau8.3">
            <table:table-cell table:style-name="Tableau8.A1" office:value-type="string">
              <text:p text:style-name="P19"><text:bookmark text:name="r-1977929"/><text:span text:style-name="Source_20_Text"><text:span text:style-name="T50">''</text:span></text:span><text:bookmark text:name="r-1977932"/></text:p>
            </table:table-cell>
            <table:table-cell table:style-name="Tableau8.A1" office:value-type="string">
              <text:p text:style-name="P17"><text:bookmark text:name="r-1977931"/>0<text:bookmark text:name="r-1977938"/><text:bookmark text:name="r-1977935"/></text:p>
            </table:table-cell>
          </table:table-row>
          <table:table-row table:style-name="Tableau8.2">
            <table:table-cell table:style-name="Tableau8.A1" office:value-type="string">
              <text:p text:style-name="P17"><text:bookmark text:name="r-1977934"/>'chat'<text:bookmark text:name="r-1977937"/></text:p>
            </table:table-cell>
            <table:table-cell table:style-name="Tableau8.A1" office:value-type="string">
              <text:p text:style-name="P17"><text:bookmark text:name="r-1977936"/>1<text:bookmark text:name="r-1977943"/><text:bookmark text:name="r-1977940"/></text:p>
            </table:table-cell>
          </table:table-row>
          <table:table-row table:style-name="Tableau8.3">
            <table:table-cell table:style-name="Tableau8.A1" office:value-type="string">
              <text:p text:style-name="P17"><text:bookmark text:name="r-1977939"/>'chien'<text:bookmark text:name="r-1977942"/></text:p>
            </table:table-cell>
            <table:table-cell table:style-name="Tableau8.A1" office:value-type="string">
              <text:p text:style-name="P17"><text:bookmark text:name="r-1977941"/>2<text:bookmark text:name="r-1977948"/><text:bookmark text:name="r-1977945"/></text:p>
            </table:table-cell>
          </table:table-row>
          <table:table-row table:style-name="Tableau8.2">
            <table:table-cell table:style-name="Tableau8.A1" office:value-type="string">
              <text:p text:style-name="P17"><text:bookmark text:name="r-1977944"/>'tortue'<text:bookmark text:name="r-1977947"/></text:p>
            </table:table-cell>
            <table:table-cell table:style-name="Tableau8.A1" office:value-type="string">
              <text:p text:style-name="P17"><text:bookmark text:name="r-1977946"/>3</text:p>
            </table:table-cell>
          </table:table-row>
        </table:table>
        <text:p text:style-name="P33"><text:bookmark text:name="r-1977951"/>Afin que tout soit bien clair : si vous voulez stocker "chien" dans votre champ, vous pouvez donc y insérer "chien" ou insérer 2 (sans guillemets, il s'agit d'un nombre, pas d'un caractère).</text:p>
        <text:p text:style-name="P22"><text:bookmark text:name="r-1977952"/><text:span text:style-name="T30">Un </text:span><text:span text:style-name="Source_20_Text"><text:span text:style-name="T23">ENUM</text:span></text:span><text:span text:style-name="T30">  peut avoir au maximum 65535 valeurs possibles.</text:span></text:p>
        <text:h text:style-name="P5" text:outline-level="5"><text:bookmark text:name="r-1978025"/>SET</text:h>
        <text:p text:style-name="P22"><text:bookmark text:name="r-1977955"/><text:span text:style-name="Source_20_Text"><text:span text:style-name="T23">SET</text:span></text:span><text:span text:style-name="T30">  est fort semblable à </text:span><text:span text:style-name="Source_20_Text"><text:span text:style-name="T23">ENUM</text:span></text:span><text:span text:style-name="T30">. Une colonne </text:span><text:span text:style-name="Source_20_Text"><text:span text:style-name="T23">SET</text:span></text:span><text:span text:style-name="T30">  est en effet une colonne qui permet de stocker une chaîne de caractères dont les valeurs possibles sont prédéfinies </text:span><text:soft-page-break/><text:span text:style-name="T30">par l'utilisateur. La différence avec </text:span><text:span text:style-name="Source_20_Text"><text:span text:style-name="T23">ENUM</text:span></text:span><text:span text:style-name="T30">, c'est que l'on peut stocker dans la colonne entre 0 et </text:span><text:span text:style-name="Emphasis"><text:span text:style-name="T30">x</text:span></text:span><text:span text:style-name="T30"> valeur(s), </text:span><text:span text:style-name="Emphasis"><text:span text:style-name="T30">x</text:span></text:span><text:span text:style-name="T30"> étant le nombre de valeurs autorisées.</text:span></text:p>
        <text:p text:style-name="P22"><text:bookmark text:name="r-1977956"/><text:span text:style-name="T30">Donc, si l'on définit une colonne de type </text:span><text:span text:style-name="Source_20_Text"><text:span text:style-name="T23">SET</text:span></text:span><text:span text:style-name="T30">  de la manière suivante :</text:span></text:p>
        <text:p text:style-name="P12"><text:bookmark text:name="r-1977957"/><text:span text:style-name="Source_20_Text"><text:span text:style-name="T11">espece </text:span></text:span><text:span text:style-name="Source_20_Text"><text:span text:style-name="T41">SET</text:span></text:span><text:span text:style-name="Source_20_Text"><text:span text:style-name="T11">(</text:span></text:span><text:span text:style-name="Source_20_Text"><text:span text:style-name="T13">'chat'</text:span></text:span><text:span text:style-name="Source_20_Text"><text:span text:style-name="T11">, </text:span></text:span><text:span text:style-name="Source_20_Text"><text:span text:style-name="T13">'chien'</text:span></text:span><text:span text:style-name="Source_20_Text"><text:span text:style-name="T11">, </text:span></text:span><text:span text:style-name="Source_20_Text"><text:span text:style-name="T13">'tortue'</text:span></text:span><text:span text:style-name="Source_20_Text"><text:span text:style-name="T11">)</text:span></text:span></text:p>
        <text:p text:style-name="P33"><text:bookmark text:name="r-1977958"/>On pourra stocker dans cette colonne :</text:p>
        <text:list xml:id="list467506164" text:style-name="L6">
          <text:list-item>
            <text:p text:style-name="P25"><text:bookmark text:name="r-1977971"/><text:bookmark text:name="r-1977960"/><text:bookmark text:name="r-1977959"/><text:span text:style-name="Source_20_Text"><text:span text:style-name="T23">''</text:span></text:span><text:span text:style-name="T30">  (chaîne vide ) ;</text:span></text:p>
          </text:list-item>
          <text:list-item>
            <text:p text:style-name="P25"><text:bookmark text:name="r-1977962"/><text:bookmark text:name="r-1977961"/><text:span text:style-name="Source_20_Text"><text:span text:style-name="T23">'chat'</text:span></text:span><text:span text:style-name="T30">  ;</text:span></text:p>
          </text:list-item>
          <text:list-item>
            <text:p text:style-name="P25"><text:bookmark text:name="r-1977964"/><text:bookmark text:name="r-1977963"/><text:span text:style-name="Source_20_Text"><text:span text:style-name="T23">'chat,tortue'</text:span></text:span><text:span text:style-name="T30">  ;</text:span></text:p>
          </text:list-item>
          <text:list-item>
            <text:p text:style-name="P25"><text:bookmark text:name="r-1977966"/><text:bookmark text:name="r-1977965"/><text:span text:style-name="Source_20_Text"><text:span text:style-name="T23">'chat,chien,tortue'</text:span></text:span><text:span text:style-name="T30">  ;</text:span></text:p>
          </text:list-item>
          <text:list-item>
            <text:p text:style-name="P25"><text:bookmark text:name="r-1977968"/><text:bookmark text:name="r-1977967"/><text:span text:style-name="Source_20_Text"><text:span text:style-name="T23">'chien,tortue'</text:span></text:span><text:span text:style-name="T30">  ;</text:span></text:p>
          </text:list-item>
          <text:list-item>
            <text:p text:style-name="P41"><text:bookmark text:name="r-1977970"/><text:bookmark text:name="r-1977969"/>...</text:p>
          </text:list-item>
        </text:list>
        <text:p text:style-name="P22"><text:bookmark text:name="r-1977972"/><text:span text:style-name="T30">Vous remarquerez que, lorsque l'on stocke plusieurs valeurs, il faut les séparer par une virgule, sans espace, et entourer la totalité des valeurs par des guillemets (non pas chaque valeur séparément). Par conséquent, les valeurs autorisées d'une colonne </text:span><text:span text:style-name="Source_20_Text"><text:span text:style-name="T23">SET</text:span></text:span><text:span text:style-name="T30">  ne peuvent pas contenir de virgule elles-mêmes.</text:span></text:p>
        <text:p text:style-name="P36"><text:bookmark text:name="r-1977973"/>On ne peut pas stocker la même valeur plusieurs fois dans un SET. "chien,chien" par exemple, n'est donc pas valable.</text:p>
        <text:p text:style-name="P22"><text:bookmark text:name="r-1977975"/><text:span text:style-name="T30">Les colonnes </text:span><text:span text:style-name="Source_20_Text"><text:span text:style-name="T23">SET</text:span></text:span><text:span text:style-name="T30">  utilisent également un système d'index, quoiqu'un peu plus complexe que pour le type </text:span><text:span text:style-name="Source_20_Text"><text:span text:style-name="T23">ENUM</text:span></text:span><text:span text:style-name="T30">. </text:span><text:span text:style-name="Source_20_Text"><text:span text:style-name="T23">SET</text:span></text:span><text:span text:style-name="T30">  utilise en effet un système d'index binaire. Concrètement, la présence/absence des valeurs autorisées va être enregistrée sous forme de bits, mis à 1 si la valeur correspondante est présente, à 0 si la valeur correspondante est absente.<text:line-break/>Si l'on reprend notre exemple, on a donc :</text:span></text:p>
        <text:p text:style-name="P12"><text:bookmark text:name="r-1977976"/><text:span text:style-name="Source_20_Text"><text:span text:style-name="T11">espece </text:span></text:span><text:span text:style-name="Source_20_Text"><text:span text:style-name="T41">SET</text:span></text:span><text:span text:style-name="Source_20_Text"><text:span text:style-name="T11">(</text:span></text:span><text:span text:style-name="Source_20_Text"><text:span text:style-name="T13">'chat'</text:span></text:span><text:span text:style-name="Source_20_Text"><text:span text:style-name="T11">, </text:span></text:span><text:span text:style-name="Source_20_Text"><text:span text:style-name="T13">'chien'</text:span></text:span><text:span text:style-name="Source_20_Text"><text:span text:style-name="T11">, </text:span></text:span><text:span text:style-name="Source_20_Text"><text:span text:style-name="T13">'tortue'</text:span></text:span><text:span text:style-name="Source_20_Text"><text:span text:style-name="T11">)</text:span></text:span></text:p>
        <text:p text:style-name="P33"><text:bookmark text:name="r-1977977"/>Trois valeurs sont autorisées. Il nous faut donc trois bits pour savoir quelles valeurs sont stockées dans le champ. Le premier, à droite, correspondra à "chat", le second (au milieu) à "chien" et le dernier (à gauche) à "tortue".</text:p>
        <text:list xml:id="list3951275362" text:style-name="L7">
          <text:list-item>
            <text:p text:style-name="P42"><text:bookmark text:name="r-1977988"/><text:bookmark text:name="r-1977979"/><text:bookmark text:name="r-1977978"/><text:soft-page-break/>000 signifie qu'aucune valeur n'est présente.</text:p>
          </text:list-item>
          <text:list-item>
            <text:p text:style-name="P42"><text:bookmark text:name="r-1977981"/><text:bookmark text:name="r-1977980"/>001 signifie que 'chat' est présent.</text:p>
          </text:list-item>
          <text:list-item>
            <text:p text:style-name="P42"><text:bookmark text:name="r-1977983"/><text:bookmark text:name="r-1977982"/>100 signifie que 'tortue' est présent.</text:p>
          </text:list-item>
          <text:list-item>
            <text:p text:style-name="P42"><text:bookmark text:name="r-1977985"/><text:bookmark text:name="r-1977984"/>110 signifie que 'chien' et 'tortue' sont présents.</text:p>
          </text:list-item>
          <text:list-item>
            <text:p text:style-name="P42"><text:bookmark text:name="r-1977987"/><text:bookmark text:name="r-1977986"/>...</text:p>
          </text:list-item>
        </text:list>
        <text:p text:style-name="P33"><text:bookmark text:name="r-1977989"/>Par ailleurs, ces suites de bits représentent des nombres en binaire convertibles en nombres décimaux. Ainsi 000 en binaire correspond à 0 en nombre décimal, 001 correspond à 1, 010 correspond à 2, 011 à 3...</text:p>
        <text:p text:style-name="P33"><text:bookmark text:name="r-1977990"/>Puisque j'aime bien les tableaux, je vous en fais un, ce sera peut-être plus clair.</text:p>
        <text:p text:style-name="P16"><text:bookmark text:name="r-1978021"/><text:bookmark text:name="r-1977998"/><text:bookmark text:name="r-1977997"/></text:p>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P20"><text:bookmark text:name="r-1977992"/><text:bookmark text:name="r-1977991"/>Valeur<text:bookmark text:name="r-1977994"/></text:p>
              </table:table-cell>
              <table:table-cell table:style-name="Tableau9.A1" office:value-type="string">
                <text:p text:style-name="P20"><text:bookmark text:name="r-1977993"/>Binaire<text:bookmark text:name="r-1977996"/></text:p>
              </table:table-cell>
              <table:table-cell table:style-name="Tableau9.A1" office:value-type="string">
                <text:p text:style-name="P20"><text:bookmark text:name="r-1977995"/>Décimal<text:bookmark text:name="r-1978020"/><text:bookmark text:name="r-1978005"/><text:bookmark text:name="r-1978000"/></text:p>
              </table:table-cell>
            </table:table-row>
          </table:table-header-rows>
          <table:table-row table:style-name="Tableau9.2">
            <table:table-cell table:style-name="Tableau9.A1" office:value-type="string">
              <text:p text:style-name="P17"><text:bookmark text:name="r-1977999"/>'chat'<text:bookmark text:name="r-1978002"/></text:p>
            </table:table-cell>
            <table:table-cell table:style-name="Tableau9.A1" office:value-type="string">
              <text:p text:style-name="P17"><text:bookmark text:name="r-1978001"/>001<text:bookmark text:name="r-1978004"/></text:p>
            </table:table-cell>
            <table:table-cell table:style-name="Tableau9.A1" office:value-type="string">
              <text:p text:style-name="P17"><text:bookmark text:name="r-1978003"/>1<text:bookmark text:name="r-1978012"/><text:bookmark text:name="r-1978007"/></text:p>
            </table:table-cell>
          </table:table-row>
          <table:table-row table:style-name="Tableau9.3">
            <table:table-cell table:style-name="Tableau9.A1" office:value-type="string">
              <text:p text:style-name="P17"><text:bookmark text:name="r-1978006"/>'chien'<text:bookmark text:name="r-1978009"/></text:p>
            </table:table-cell>
            <table:table-cell table:style-name="Tableau9.A1" office:value-type="string">
              <text:p text:style-name="P17"><text:bookmark text:name="r-1978008"/>010<text:bookmark text:name="r-1978011"/></text:p>
            </table:table-cell>
            <table:table-cell table:style-name="Tableau9.A1" office:value-type="string">
              <text:p text:style-name="P17"><text:bookmark text:name="r-1978010"/>2<text:bookmark text:name="r-1978019"/><text:bookmark text:name="r-1978014"/></text:p>
            </table:table-cell>
          </table:table-row>
          <table:table-row table:style-name="Tableau9.2">
            <table:table-cell table:style-name="Tableau9.A1" office:value-type="string">
              <text:p text:style-name="P17"><text:bookmark text:name="r-1978013"/>'tortue'<text:bookmark text:name="r-1978016"/></text:p>
            </table:table-cell>
            <table:table-cell table:style-name="Tableau9.A1" office:value-type="string">
              <text:p text:style-name="P17"><text:bookmark text:name="r-1978015"/>100<text:bookmark text:name="r-1978018"/></text:p>
            </table:table-cell>
            <table:table-cell table:style-name="Tableau9.A1" office:value-type="string">
              <text:p text:style-name="P17"><text:bookmark text:name="r-1978017"/>4</text:p>
            </table:table-cell>
          </table:table-row>
        </table:table>
        <text:p text:style-name="P33"><text:bookmark text:name="r-1978022"/>Pour stocker 'chat' et 'tortue' dans un champ, on peut donc utiliser 'chat,tortue' ou 101 (addition des nombres binaires correspondants) ou 5 (addition des nombres décimaux correspondants).<text:line-break/>Notez que cette utilisation des binaires a pour conséquence que l'ordre dans lequel vous rentrez vos valeurs n'a pas d'importance. Que vous écriviez 'chat,tortue' ou 'tortue,chat' ne fait aucune différence. Lorsque vous récupérerez votre champ, vous aurez 'chat,tortue' (dans le même ordre que lors de la définition du champ).</text:p>
        <text:p text:style-name="P36"><text:bookmark text:name="r-1978023"/>Un champ de type SET peut avoir au plus 64 valeurs définies.</text:p>
        <text:h text:style-name="P5" text:outline-level="5"><text:bookmark text:name="r-1978044"/>Avertissement</text:h>
        <text:p text:style-name="P22"><text:bookmark text:name="r-1978026"/><text:span text:style-name="Source_20_Text"><text:span text:style-name="T23">SET</text:span></text:span><text:span text:style-name="T30">  et </text:span><text:span text:style-name="Source_20_Text"><text:span text:style-name="T23">ENUM</text:span></text:span><text:span text:style-name="T30">  sont des types </text:span><text:span text:style-name="Strong_20_Emphasis"><text:span text:style-name="T32">propres à MySQL</text:span></text:span><text:span text:style-name="T30">. Ils sont donc à utiliser avec une grande prudence !</text:span></text:p>
        <text:section text:style-name="Sect2" text:name="r-1978028">
          <text:p text:style-name="P50"><text:bookmark text:name="r-1978027"/>Pourquoi avoir inventé ces types propres à MySQL ?</text:p>
        </text:section>
        <text:p text:style-name="P22"><text:bookmark text:name="r-1978029"/><text:span text:style-name="T31">La plupart des SGBD implémentent ce que l'on appelle des contraintes d'assertions, qui permettent de définir les valeurs que peut prendre une colonne (par exemple, on pourrait définir une contrainte pour une colonne contenant un âge, devant être compris entre 0 et 130).<text:line-break/></text:span><text:soft-page-break/><text:span text:style-name="T31">MySQL n'implémente pas ce type de contrainte et a par conséquent créé deux types de données spécifiques (</text:span><text:span text:style-name="Source_20_Text"><text:span text:style-name="T24">SET</text:span></text:span><text:span text:style-name="T31">  et </text:span><text:span text:style-name="Source_20_Text"><text:span text:style-name="T24">ENUM</text:span></text:span><text:span text:style-name="T31">), pour pallier en partie ce manque.</text:span></text:p>
        <text:section text:style-name="Sect2" text:name="r-1978031">
          <text:p text:style-name="P51"><text:bookmark text:name="r-1978030"/><text:span text:style-name="T52">Dans quelles situations faut-il utiliser </text:span><text:span text:style-name="Source_20_Text"><text:span text:style-name="T50">ENUM</text:span></text:span><text:span text:style-name="T52">  ou </text:span><text:span text:style-name="Source_20_Text"><text:span text:style-name="T50">SET</text:span></text:span><text:span text:style-name="T52">  ?</text:span></text:p>
        </text:section>
        <text:p text:style-name="P22"><text:bookmark text:name="r-1978032"/><text:span text:style-name="T31">La meilleure réponse à cette question est : </text:span><text:span text:style-name="Strong_20_Emphasis"><text:span text:style-name="T33">jamais !</text:span></text:span><text:span text:style-name="T31"> Je déconseille fortement l'utilisation des </text:span><text:span text:style-name="Source_20_Text"><text:span text:style-name="T24">SET</text:span></text:span><text:span text:style-name="T31">  et des </text:span><text:span text:style-name="Source_20_Text"><text:span text:style-name="T24">ENUM</text:span></text:span><text:span text:style-name="T31">. Je vous ai présenté ces deux types par souci d'exhaustivité, mais il faut toujours éviter autant que possible les fonctionnalités propres à un seul SGBD, ceci afin d'éviter les problèmes si un jour vous voulez en utiliser un autre.</text:span></text:p>
        <text:p text:style-name="P22"><text:bookmark text:name="r-1978033"/><text:span text:style-name="T30">Mais ce n'est pas la seule raison. Imaginez que vous vouliez utiliser un </text:span><text:span text:style-name="Source_20_Text"><text:span text:style-name="T23">ENUM</text:span></text:span><text:span text:style-name="T30">  ou un </text:span><text:span text:style-name="Source_20_Text"><text:span text:style-name="T23">SET</text:span></text:span><text:span text:style-name="T30">  pour un système de catégories. Vous avez donc des éléments qui peuvent appartenir à une catégorie (dans ce cas, vous utilisez une colonne </text:span><text:span text:style-name="Source_20_Text"><text:span text:style-name="T23">ENUM</text:span></text:span><text:span text:style-name="T30">  pour la catégorie) ou appartenir à plusieurs catégories (et vous utilisez </text:span><text:span text:style-name="Source_20_Text"><text:span text:style-name="T23">SET</text:span></text:span><text:span text:style-name="T30">).</text:span></text:p>
        <text:p text:style-name="P12"><text:bookmark text:name="r-1978034"/><text:span text:style-name="Source_20_Text"><text:span text:style-name="T11">categorie ENUM(</text:span></text:span><text:span text:style-name="Source_20_Text"><text:span text:style-name="T13">"Soupes"</text:span></text:span><text:span text:style-name="Source_20_Text"><text:span text:style-name="T11">, </text:span></text:span><text:span text:style-name="Source_20_Text"><text:span text:style-name="T13">"Viandes"</text:span></text:span><text:span text:style-name="Source_20_Text"><text:span text:style-name="T11">, </text:span></text:span><text:span text:style-name="Source_20_Text"><text:span text:style-name="T13">"Tarte"</text:span></text:span><text:span text:style-name="Source_20_Text"><text:span text:style-name="T11">, </text:span></text:span><text:span text:style-name="Source_20_Text"><text:span text:style-name="T13">"Dessert"</text:span></text:span><text:span text:style-name="Source_20_Text"><text:span text:style-name="T11">)</text:span></text:span></text:p>
        <text:p text:style-name="P12"><text:span text:style-name="Source_20_Text"><text:span text:style-name="T11">categorie </text:span></text:span><text:span text:style-name="Source_20_Text"><text:span text:style-name="T41">SET</text:span></text:span><text:span text:style-name="Source_20_Text"><text:span text:style-name="T11">(</text:span></text:span><text:span text:style-name="Source_20_Text"><text:span text:style-name="T13">"Soupes"</text:span></text:span><text:span text:style-name="Source_20_Text"><text:span text:style-name="T11">, </text:span></text:span><text:span text:style-name="Source_20_Text"><text:span text:style-name="T13">"Viandes"</text:span></text:span><text:span text:style-name="Source_20_Text"><text:span text:style-name="T11">, </text:span></text:span><text:span text:style-name="Source_20_Text"><text:span text:style-name="T13">"Tarte"</text:span></text:span><text:span text:style-name="Source_20_Text"><text:span text:style-name="T11">, </text:span></text:span><text:span text:style-name="Source_20_Text"><text:span text:style-name="T13">"Dessert"</text:span></text:span><text:span text:style-name="Source_20_Text"><text:span text:style-name="T11">)</text:span></text:span></text:p>
        <text:p text:style-name="P22"><text:bookmark text:name="r-1978035"/><text:span text:style-name="T30">Tout se passe plutôt bien tant que vos éléments appartiennent aux catégories que vous avez définies au départ. Et puis, tout à coup, vous vous retrouvez avec un élément qui ne correspond à aucune de vos catégories, mais qui devrait plutôt se trouver dans la catégorie "Entrées". Avec </text:span><text:span text:style-name="Source_20_Text"><text:span text:style-name="T23">SET</text:span></text:span><text:span text:style-name="T30">  ou </text:span><text:span text:style-name="Source_20_Text"><text:span text:style-name="T23">ENUM</text:span></text:span><text:span text:style-name="T30">, il vous faut modifier la colonne </text:span><text:span text:style-name="Emphasis"><text:span text:style-name="T30">categorie </text:span></text:span><text:span text:style-name="T30">pour ajouter "Entrées" aux valeurs possibles. Or, une des règles de base à respecter, lorsque l'on conçoit une base de données, est que </text:span><text:span text:style-name="Strong_20_Emphasis"><text:span text:style-name="T32">la structure de la base (donc les tables, les colonnes) ne doit pas changer lorsque l'on ajoute des données</text:span></text:span><text:span text:style-name="T30">. Par conséquent, tout ce qui est susceptible de changer doit être une donnée, et non faire partie de la structure de la base.</text:span></text:p>
        <text:p text:style-name="P36"><text:bookmark text:name="r-5509326"/>Bien entendu, dans la vie réelle, il arrive que la structure de la base de données soit modifiée. Le projet évolue, on ajoute des fonctionnalités, on en supprime. Cela arrive. L'important est de limiter au maximum ce genre de changements.</text:p>
        <text:p text:style-name="P22"><text:bookmark text:name="r-1978036"/><text:span text:style-name="T30">Il existe deux solutions pour éviter les </text:span><text:span text:style-name="Source_20_Text"><text:span text:style-name="T23">ENUM</text:span></text:span><text:span text:style-name="T30">, et une solution pour éviter les </text:span><text:span text:style-name="Source_20_Text"><text:span text:style-name="T23">SET</text:span></text:span><text:span text:style-name="T30">.</text:span></text:p>
        <text:p text:style-name="P22"><text:bookmark text:name="r-1978037"/><text:span text:style-name="Strong_20_Emphasis"><text:span text:style-name="T32">Pour éviter </text:span></text:span><text:span text:style-name="Strong_20_Emphasis"><text:span text:style-name="Source_20_Text"><text:span text:style-name="T25">ENUM</text:span></text:span></text:span></text:p>
        <text:list xml:id="list1193021707" text:style-name="L8">
          <text:list-item>
            <text:p text:style-name="P26"><text:bookmark text:name="r-1978042"/><text:bookmark text:name="r-1978039"/><text:bookmark text:name="r-1978038"/><text:soft-page-break/><text:span text:style-name="T30">Vous pouvez faire de la colonne </text:span><text:span text:style-name="Emphasis"><text:span text:style-name="T30">categorie </text:span></text:span><text:span text:style-name="T30">une simple colonne </text:span><text:span text:style-name="Source_20_Text"><text:span text:style-name="T23">VARCHAR(100)</text:span></text:span><text:span text:style-name="T30">. Le désavantage est que vous ne pouvez pas limiter les valeurs entrées dans cette colonne. Cette vérification pourra éventuellement se faire à un autre niveau (par exemple au niveau du PHP si vous faites un site web avec PHP et MySQL).</text:span></text:p>
          </text:list-item>
          <text:list-item>
            <text:p text:style-name="P46"><text:bookmark text:name="r-1978041"/><text:bookmark text:name="r-1978040"/><text:span text:style-name="T30">Vous pouvez aussi ajouter une table </text:span><text:span text:style-name="Emphasis"><text:span text:style-name="T30">Categorie</text:span></text:span><text:span text:style-name="T30"> qui reprendra toutes les catégories possibles. Dans la table des éléments, il suffira alors de stocker une référence vers la catégorie de l'élément.</text:span></text:p>
          </text:list-item>
        </text:list>
        <text:p text:style-name="P22"><text:bookmark text:name="r-1978043"/><text:span text:style-name="Strong_20_Emphasis"><text:span text:style-name="T32">Pour éviter </text:span></text:span><text:span text:style-name="Strong_20_Emphasis"><text:span text:style-name="Source_20_Text"><text:span text:style-name="T25">SET</text:span></text:span></text:span><text:span text:style-name="T30"><text:line-break/>La solution consiste en la création de deux tables : une table </text:span><text:span text:style-name="Emphasis"><text:span text:style-name="T30">Categorie</text:span></text:span><text:span text:style-name="T30">, qui reprend les catégories possibles, et une table qui lie les éléments aux catégories auxquels ils appartiennent.</text:span></text:p>
      </text:section>
      <text:section text:style-name="Sect1" text:name="ui-id-4">
        <text:h text:style-name="P1" text:outline-level="3"><text:bookmark text:name="r-1960455"/>Types temporels</text:h>
        <text:p text:style-name="P33"><text:bookmark text:name="r-1978046"/>Pour les données temporelles, MySQL dispose de cinq types qui permettent, lorsqu'ils sont bien utilisés, de faire énormément de choses.</text:p>
        <text:p text:style-name="P33"><text:bookmark text:name="r-1978047"/>Avant d'entrer dans le vif du sujet, une petite remarque importante : lorsque vous stockez une date dans MySQL, certaines vérifications sont faites sur la validité de la date entrée. Cependant, ce sont des vérifications de base : le jour doit être compris entre 1 et 31 et le mois entre 1 et 12. Il vous est tout à fait possible d'entrer une date telle que le 31 février 2011. Soyez donc prudent avec les dates que vous entrez et récupérez.</text:p>
        <text:p text:style-name="P22"><text:bookmark text:name="r-1978048"/><text:span text:style-name="T30">Les cinq types temporels de MySQL sont </text:span><text:span text:style-name="Source_20_Text"><text:span text:style-name="T23">DATE</text:span></text:span><text:span text:style-name="T30">, </text:span><text:span text:style-name="Source_20_Text"><text:span text:style-name="T23">DATETIME</text:span></text:span><text:span text:style-name="T30">, </text:span><text:span text:style-name="Source_20_Text"><text:span text:style-name="T23">TIME</text:span></text:span><text:span text:style-name="T30">, </text:span><text:span text:style-name="Source_20_Text"><text:span text:style-name="T23">TIMESTAMP</text:span></text:span><text:span text:style-name="T30">  et </text:span><text:span text:style-name="Source_20_Text"><text:span text:style-name="T23">YEAR</text:span></text:span><text:span text:style-name="T30">.</text:span></text:p>
        <text:h text:style-name="P3" text:outline-level="4"><text:bookmark text:name="r-1978103"/>DATE, TIME et DATETIME</text:h>
        <text:p text:style-name="P22"><text:bookmark text:name="r-1978049"/><text:span text:style-name="T30">Comme son nom l'indique, </text:span><text:span text:style-name="Source_20_Text"><text:span text:style-name="T23">DATE</text:span></text:span><text:span text:style-name="T30">  sert à stocker une date. </text:span><text:span text:style-name="Source_20_Text"><text:span text:style-name="T23">TIME</text:span></text:span><text:span text:style-name="T30">  sert quant à lui à stocker une heure, et </text:span><text:span text:style-name="Source_20_Text"><text:span text:style-name="T23">DATETIME</text:span></text:span><text:span text:style-name="T30">  stocke... une date ET une heure ! </text:span><text:span text:style-name="T30"><draw:frame draw:style-name="fr1" draw:name="Image2" text:anchor-type="as-char" svg:width="0.503cm" svg:height="0.503cm" draw:z-index="1"><draw:image xlink:href="Pictures/1000020000000013000000133995E8B6F64B1714.png" xlink:type="simple" xlink:show="embed" xlink:actuate="onLoad" draw:mime-type="image/png"/><svg:title>:D</svg:title></draw:frame></text:span></text:p>
        <text:h text:style-name="P5" text:outline-level="5"><text:bookmark text:name="r-1978074"/>DATE</text:h>
        <text:p text:style-name="P33"><text:bookmark text:name="r-1978050"/>Pour entrer une date, l'ordre des données est la seule contrainte. Il faut donner d'abord l'année (deux ou quatre chiffres), ensuite le mois (deux chiffres) , et, pour finir, le jour (deux chiffres), sous forme de nombre ou de chaîne de caractères. S'il s'agit d'une chaîne de caractères, n'importe quelle ponctuation peut être utilisée pour délimiter les parties (ou <text:soft-page-break/>aucune). Voici quelques exemples d'expressions correctes (A représente les années, M les mois et J les jours) :</text:p>
        <text:list xml:id="list2272375897" text:style-name="L9">
          <text:list-item>
            <text:p text:style-name="P27"><text:bookmark text:name="r-1978065"/><text:bookmark text:name="r-1978052"/><text:bookmark text:name="r-1978051"/><text:span text:style-name="Source_20_Text"><text:span text:style-name="T23">'AAAA-MM-JJ'</text:span></text:span><text:span text:style-name="T30">  (c'est sous ce format-ci qu'une </text:span><text:span text:style-name="Source_20_Text"><text:span text:style-name="T23">DATE</text:span></text:span><text:span text:style-name="T30">  est stockée dans MySQL)</text:span></text:p>
          </text:list-item>
          <text:list-item>
            <text:p text:style-name="P27"><text:bookmark text:name="r-1978054"/><text:bookmark text:name="r-1978053"/><text:span text:style-name="Source_20_Text"><text:span text:style-name="T23">'AAMMJJ'</text:span></text:span></text:p>
          </text:list-item>
          <text:list-item>
            <text:p text:style-name="P27"><text:bookmark text:name="r-1978056"/><text:bookmark text:name="r-1978055"/><text:span text:style-name="Source_20_Text"><text:span text:style-name="T23">'AAAA/MM/JJ'</text:span></text:span></text:p>
          </text:list-item>
          <text:list-item>
            <text:p text:style-name="P27"><text:bookmark text:name="r-1978058"/><text:bookmark text:name="r-1978057"/><text:span text:style-name="Source_20_Text"><text:span text:style-name="T23">'AA+MM+JJ'</text:span></text:span></text:p>
          </text:list-item>
          <text:list-item>
            <text:p text:style-name="P27"><text:bookmark text:name="r-1978060"/><text:bookmark text:name="r-1978059"/><text:span text:style-name="Source_20_Text"><text:span text:style-name="T23">'AAAA%MM%JJ'</text:span></text:span></text:p>
          </text:list-item>
          <text:list-item>
            <text:p text:style-name="P27"><text:bookmark text:name="r-1978062"/><text:bookmark text:name="r-1978061"/><text:span text:style-name="Source_20_Text"><text:span text:style-name="T23">AAAAMMJJ</text:span></text:span><text:span text:style-name="T30">  (nombre)</text:span></text:p>
          </text:list-item>
          <text:list-item>
            <text:p text:style-name="P27"><text:bookmark text:name="r-1978064"/><text:bookmark text:name="r-1978063"/><text:span text:style-name="Source_20_Text"><text:span text:style-name="T23">AAMMJJ</text:span></text:span><text:span text:style-name="T30">  (nombre)</text:span></text:p>
          </text:list-item>
        </text:list>
        <text:p text:style-name="P33"><text:bookmark text:name="r-1978066"/>L'année peut donc être donnée avec deux ou quatre chiffres. Dans ce cas, le siècle n'est pas précisé, et c'est MySQL qui va décider de ce qu'il utilisera, selon ces critères :</text:p>
        <text:list xml:id="list3161155572" text:style-name="L10">
          <text:list-item>
            <text:p text:style-name="P43"><text:bookmark text:name="r-1978071"/><text:bookmark text:name="r-1978068"/><text:bookmark text:name="r-1978067"/>si l'année donnée est entre 00 et 69, on utilisera le XXIe siècle, on ira donc de 2000 à 2069 ;</text:p>
          </text:list-item>
          <text:list-item>
            <text:p text:style-name="P43"><text:bookmark text:name="r-1978070"/><text:bookmark text:name="r-1978069"/>par contre, si l'année est comprise entre 70 et 99, on utilisera le XXe siècle, donc entre 1970 et 1999.</text:p>
          </text:list-item>
        </text:list>
        <text:p text:style-name="P22"><text:bookmark text:name="r-1978072"/><text:span text:style-name="T30">MySQL supporte des </text:span><text:span text:style-name="Source_20_Text"><text:span text:style-name="T23">DATE</text:span></text:span><text:span text:style-name="T30">  allant de '1001-01-01' à '9999-12-31'.</text:span></text:p>
        <text:h text:style-name="P5" text:outline-level="5"><text:bookmark text:name="r-1978085"/>DATETIME</text:h>
        <text:p text:style-name="P22"><text:bookmark text:name="r-1978075"/><text:span text:style-name="T30">Très proche de </text:span><text:span text:style-name="Source_20_Text"><text:span text:style-name="T23">DATE</text:span></text:span><text:span text:style-name="T30">, ce type permet de stocker une heure, en plus d'une date. Pour entrer un </text:span><text:span text:style-name="Source_20_Text"><text:span text:style-name="T23">DATETIME</text:span></text:span><text:span text:style-name="T30">, c'est le même principe que pour </text:span><text:span text:style-name="Source_20_Text"><text:span text:style-name="T23">DATE</text:span></text:span><text:span text:style-name="T30">  : pour la date, année-mois-jour, et pour l'heure, il faut donner d'abord l'heure, ensuite les minutes, puis les secondes. Si l'on utilise une chaîne de caractères, il faut séparer la date et l'heure par une espace. Quelques exemples corrects (H représente les heures, M les minutes et S les secondes) :</text:span></text:p>
        <text:list xml:id="list2734282290" text:style-name="L11">
          <text:list-item>
            <text:p text:style-name="P28"><text:bookmark text:name="r-1978082"/><text:bookmark text:name="r-1978077"/><text:bookmark text:name="r-1978076"/><text:span text:style-name="Source_20_Text"><text:span text:style-name="T23">'AAAA-MM-JJ HH:MM:SS'</text:span></text:span><text:span text:style-name="T30">  (c'est sous ce format-ci qu'un </text:span><text:span text:style-name="Source_20_Text"><text:span text:style-name="T23">DATETIME</text:span></text:span><text:span text:style-name="T30">  est stocké dans MySQL)</text:span></text:p>
          </text:list-item>
          <text:list-item>
            <text:p text:style-name="P28"><text:bookmark text:name="r-1978079"/><text:bookmark text:name="r-1978078"/><text:span text:style-name="Source_20_Text"><text:span text:style-name="T23">'AA*MM*JJ HH+MM+SS'</text:span></text:span></text:p>
          </text:list-item>
          <text:list-item>
            <text:p text:style-name="P28"><text:bookmark text:name="r-1978081"/><text:bookmark text:name="r-1978080"/><text:span text:style-name="Source_20_Text"><text:span text:style-name="T23">AAAAMMJJHHMMSS</text:span></text:span><text:span text:style-name="T30">  (nombre)</text:span></text:p>
          </text:list-item>
        </text:list>
        <text:p text:style-name="P22"><text:bookmark text:name="r-1978083"/><text:soft-page-break/><text:span text:style-name="T30">MySQL supporte des </text:span><text:span text:style-name="Source_20_Text"><text:span text:style-name="T23">DATETIME</text:span></text:span><text:span text:style-name="T30">  allant de '1001-01-01 00:00:00' à '9999-12-31 23:59:59'.</text:span></text:p>
        <text:h text:style-name="P5" text:outline-level="5"><text:bookmark text:name="r-1978102"/>TIME</text:h>
        <text:p text:style-name="P49"><text:bookmark text:name="r-1978086"/><text:span text:style-name="T30">Le type </text:span><text:span text:style-name="Source_20_Text"><text:span text:style-name="T23">TIME</text:span></text:span><text:span text:style-name="T30">  est un peu plus compliqué, puisqu'il permet non seulement de stocker une heure précise, mais aussi un intervalle de temps. On n'est donc pas limité à 24 heures, et il est même possible de stocker un nombre de jours ou un intervalle négatif. Comme dans </text:span><text:span text:style-name="Source_20_Text"><text:span text:style-name="T23">DATETIME</text:span></text:span><text:span text:style-name="T30">, il faut d'abord donner l'heure, puis les minutes, puis les secondes, chaque partie pouvant être séparée des autres par le caractère </text:span><text:span text:style-name="User_20_Entry"><text:span text:style-name="T35">:</text:span></text:span><text:span text:style-name="T30">. Dans le cas où l'on précise également un nombre de jours, alors les jours sont en premier et séparés du reste par une espace. Exemples :</text:span></text:p>
        <text:list xml:id="list443539327" text:style-name="L12">
          <text:list-item>
            <text:p text:style-name="P29"><text:bookmark text:name="r-1978099"/><text:bookmark text:name="r-1978088"/><text:bookmark text:name="r-1978087"/><text:span text:style-name="Source_20_Text"><text:span text:style-name="T23">'HH:MM:SS'</text:span></text:span></text:p>
          </text:list-item>
          <text:list-item>
            <text:p text:style-name="P29"><text:bookmark text:name="r-1978090"/><text:bookmark text:name="r-1978089"/><text:span text:style-name="Source_20_Text"><text:span text:style-name="T23">'HHH:MM:SS'</text:span></text:span></text:p>
          </text:list-item>
          <text:list-item>
            <text:p text:style-name="P29"><text:bookmark text:name="r-1978092"/><text:bookmark text:name="r-1978091"/><text:span text:style-name="Source_20_Text"><text:span text:style-name="T23">'MM:SS'</text:span></text:span></text:p>
          </text:list-item>
          <text:list-item>
            <text:p text:style-name="P29"><text:bookmark text:name="r-1978094"/><text:bookmark text:name="r-1978093"/><text:span text:style-name="Source_20_Text"><text:span text:style-name="T23">'J HH:MM:SS'</text:span></text:span></text:p>
          </text:list-item>
          <text:list-item>
            <text:p text:style-name="P29"><text:bookmark text:name="r-1978096"/><text:bookmark text:name="r-1978095"/><text:span text:style-name="Source_20_Text"><text:span text:style-name="T23">'HHMMSS'</text:span></text:span></text:p>
          </text:list-item>
          <text:list-item>
            <text:p text:style-name="P29"><text:bookmark text:name="r-1978098"/><text:bookmark text:name="r-1978097"/><text:span text:style-name="Source_20_Text"><text:span text:style-name="T23">HHMMSS</text:span></text:span><text:span text:style-name="T30">  (nombre)</text:span></text:p>
          </text:list-item>
        </text:list>
        <text:p text:style-name="P22"><text:bookmark text:name="r-1978100"/><text:span text:style-name="T30">MySQL supporte des </text:span><text:span text:style-name="Source_20_Text"><text:span text:style-name="T23">TIME</text:span></text:span><text:span text:style-name="T30">  allant de '-838:59:59' à '838:59:59'.</text:span></text:p>
        <text:h text:style-name="P3" text:outline-level="4"><text:bookmark text:name="r-1978106"/>YEAR</text:h>
        <text:p text:style-name="P22"><text:bookmark text:name="r-1978104"/><text:span text:style-name="T30">Si vous n'avez besoin de retenir que l'année, </text:span><text:span text:style-name="Source_20_Text"><text:span text:style-name="T23">YEAR</text:span></text:span><text:span text:style-name="T30">  est un type intéressant, car il ne prend qu'un seul octet en mémoire. Cependant, un octet ne pouvant contenir que 256 valeurs différentes, </text:span><text:span text:style-name="Source_20_Text"><text:span text:style-name="T23">YEAR</text:span></text:span><text:span text:style-name="T30">est fortement limité : on ne peut y stocker que des années entre 1901 et 2155. Cela dit, cela devrait suffire à la majorité d'entre vous pour au moins les cent prochaines années.</text:span></text:p>
        <text:p text:style-name="P22"><text:bookmark text:name="r-1978105"/><text:span text:style-name="T30">On peut entrer une donnée de type </text:span><text:span text:style-name="Source_20_Text"><text:span text:style-name="T23">YEAR</text:span></text:span><text:span text:style-name="T30">  sous forme de chaîne de caractères ou d'entiers, avec 2 ou 4 chiffres. Si l'on ne précise que deux chiffres, le siècle est ajouté par MySQL selon les mêmes critères que pour </text:span><text:span text:style-name="Source_20_Text"><text:span text:style-name="T23">DATE</text:span></text:span><text:span text:style-name="T30">  et </text:span><text:span text:style-name="Source_20_Text"><text:span text:style-name="T23">DATETIME</text:span></text:span><text:span text:style-name="T30">, </text:span><text:span text:style-name="Strong_20_Emphasis"><text:span text:style-name="T32">à une exception près :</text:span></text:span><text:span text:style-name="T30"> si l'on entre 00 (un entier donc), il sera interprété comme la valeur par défaut de </text:span><text:span text:style-name="Source_20_Text"><text:span text:style-name="T23">YEAR</text:span></text:span><text:span text:style-name="T30">  0000. Par contre, si l'on entre </text:span><text:span text:style-name="Source_20_Text"><text:span text:style-name="T23">'00'</text:span></text:span><text:span text:style-name="T30">  (une chaîne de caractères), elle sera bien interprétée comme l'année 2000.<text:line-break/>Plus de précisions sur les valeurs par défaut des types temporels dans quelques instants !</text:span></text:p>
        <text:h text:style-name="P3" text:outline-level="4"><text:bookmark text:name="r-1978110"/><text:soft-page-break/>TIMESTAMP</text:h>
        <text:p text:style-name="P33"><text:bookmark text:name="r-1978107"/>Par définition, le timestamp d'une date est le nombre de secondes écoulées depuis le 1er janvier 1970, 0 h 0 min 0 s (TUC) et la date en question.<text:line-break/>Les timestamps étant stockés sur 4 octets, il existe une limite supérieure : le 19 janvier 2038 à 3 h 14 min 7 s. Par conséquent, vérifiez bien que vous êtes dans l'intervalle de validité avant d'utiliser un timestamp.</text:p>
        <text:p text:style-name="P22"><text:bookmark text:name="r-1978108"/><text:span text:style-name="T30">Le type </text:span><text:span text:style-name="Source_20_Text"><text:span text:style-name="T23">TIMESTAMP</text:span></text:span><text:span text:style-name="T30">  de MySQL est cependant un peu particulier. Prenons par exemple le 4 octobre 2011, à 21 h 5 min 51 s.<text:line-break/>Entre cette date et le 1er janvier 1970, 0 h 0 min 0 s, il s'est écoulé exactement 1 317 755 151 secondes. Le nombre 1 317 755 151 est donc, par définition, le timestamp de cette date du 4 octobre 2011, 21 h 5 min 51 s.<text:line-break/>Pourtant, pour stocker cette date dans un </text:span><text:span text:style-name="Source_20_Text"><text:span text:style-name="T23">TIMESTAMP</text:span></text:span><text:span text:style-name="T30">  SQL, ce n'est pas 1 317 755 151 que l'on utilisera, mais 20111004210551. C'est-à-dire l'équivalent, au format numérique, du </text:span><text:span text:style-name="Source_20_Text"><text:span text:style-name="T23">DATETIME '2011-10-04 21:05:51'</text:span></text:span><text:span text:style-name="T30">.<text:line-break/>Le </text:span><text:span text:style-name="Source_20_Text"><text:span text:style-name="T23">TIMESTAMP</text:span></text:span><text:span text:style-name="T30">  SQL n'a donc de timestamp que le nom. Il ne sert pas à stocker un nombre de secondes, mais bien une date sous format numérique AAAAMMJJHHMMSS (alors qu'un </text:span><text:span text:style-name="Source_20_Text"><text:span text:style-name="T23">DATETIME</text:span></text:span><text:span text:style-name="T30">  est stocké sous forme de chaîne de caractères).</text:span></text:p>
        <text:p text:style-name="P22"><text:bookmark text:name="r-1978109"/><text:span text:style-name="T30">Il n'est donc pas possible de stocker un "vrai" timestamp dans une colonne de type </text:span><text:span text:style-name="Source_20_Text"><text:span text:style-name="T23">TIMESTAMP</text:span></text:span><text:span text:style-name="T30">. C'est évidemment contre-intuitif, et source d'erreurs.<text:line-break/>Notez que, malgré cela, le </text:span><text:span text:style-name="Source_20_Text"><text:span text:style-name="T23">TIMESTAMP</text:span></text:span><text:span text:style-name="T30">  SQL a les mêmes limites qu'un vrai timestamp : il n'acceptera que des dates entre le 1er janvier 1970 à 0 h 0 min 0 s et le 19 janvier 2038 à 3 h 14 min 7 s.</text:span></text:p>
        <text:h text:style-name="P3" text:outline-level="4"><text:bookmark text:name="r-1978154"/>La date par défaut</text:h>
        <text:p text:style-name="P22"><text:bookmark text:name="r-1978111"/><text:span text:style-name="T30">Lorsque MySQL rencontre une date/heure incorrecte, ou qui n'est pas dans l'intervalle de validité du champ, la valeur par défaut est stockée à la place. Il s'agit de la valeur "zéro" du type. On peut se référer à cette valeur par défaut en utilisant </text:span><text:span text:style-name="Source_20_Text"><text:span text:style-name="T23">'0'</text:span></text:span><text:span text:style-name="T30">  (caractère), 0 (nombre) ou la représentation du "zéro" correspondant au type de la colonne (voir tableau ci-dessous).</text:span></text:p>
        <text:p text:style-name="P16"><text:bookmark text:name="r-1978144"/><text:bookmark text:name="r-1978117"/><text:bookmark text:name="r-1978116"/></text:p>
        <table:table table:name="Tableau10" table:style-name="Tableau10">
          <table:table-column table:style-name="Tableau10.A"/>
          <table:table-column table:style-name="Tableau10.B"/>
          <table:table-header-rows>
            <text:soft-page-break/>
            <table:table-row>
              <table:table-cell table:style-name="Tableau10.A1" office:value-type="string">
                <text:p text:style-name="P20"><text:bookmark text:name="r-1978113"/><text:bookmark text:name="r-1978112"/>Type<text:bookmark text:name="r-1978115"/></text:p>
              </table:table-cell>
              <table:table-cell table:style-name="Tableau10.A1" office:value-type="string">
                <text:p text:style-name="P20"><text:bookmark text:name="r-1978114"/>Date par défaut ("zéro")<text:bookmark text:name="r-1978143"/><text:bookmark text:name="r-1978122"/><text:bookmark text:name="r-1978119"/></text:p>
              </table:table-cell>
            </table:table-row>
          </table:table-header-rows>
          <table:table-row table:style-name="Tableau10.2">
            <table:table-cell table:style-name="Tableau10.A1" office:value-type="string">
              <text:p text:style-name="P19"><text:bookmark text:name="r-1978118"/><text:span text:style-name="Source_20_Text"><text:span text:style-name="T50">DATE</text:span></text:span><text:bookmark text:name="r-1978121"/></text:p>
            </table:table-cell>
            <table:table-cell table:style-name="Tableau10.A1" office:value-type="string">
              <text:p text:style-name="P19"><text:bookmark text:name="r-1978120"/><text:span text:style-name="Source_20_Text"><text:span text:style-name="T50">'0000-00-00'</text:span></text:span><text:bookmark text:name="r-1978127"/><text:bookmark text:name="r-1978124"/></text:p>
            </table:table-cell>
          </table:table-row>
          <table:table-row table:style-name="Tableau10.3">
            <table:table-cell table:style-name="Tableau10.A1" office:value-type="string">
              <text:p text:style-name="P19"><text:bookmark text:name="r-1978123"/><text:span text:style-name="Source_20_Text"><text:span text:style-name="T50">DATETIME</text:span></text:span><text:bookmark text:name="r-1978126"/></text:p>
            </table:table-cell>
            <table:table-cell table:style-name="Tableau10.A1" office:value-type="string">
              <text:p text:style-name="P19"><text:bookmark text:name="r-1978125"/><text:span text:style-name="Source_20_Text"><text:span text:style-name="T50">'0000-00-00 00:00:00'</text:span></text:span><text:bookmark text:name="r-1978132"/><text:bookmark text:name="r-1978129"/></text:p>
            </table:table-cell>
          </table:table-row>
          <table:table-row table:style-name="Tableau10.2">
            <table:table-cell table:style-name="Tableau10.A1" office:value-type="string">
              <text:p text:style-name="P19"><text:bookmark text:name="r-1978128"/><text:span text:style-name="Source_20_Text"><text:span text:style-name="T50">TIME</text:span></text:span><text:bookmark text:name="r-1978131"/></text:p>
            </table:table-cell>
            <table:table-cell table:style-name="Tableau10.A1" office:value-type="string">
              <text:p text:style-name="P19"><text:bookmark text:name="r-1978130"/><text:span text:style-name="Source_20_Text"><text:span text:style-name="T50">'00:00:00'</text:span></text:span><text:bookmark text:name="r-1978137"/><text:bookmark text:name="r-1978134"/></text:p>
            </table:table-cell>
          </table:table-row>
          <table:table-row table:style-name="Tableau10.3">
            <table:table-cell table:style-name="Tableau10.A1" office:value-type="string">
              <text:p text:style-name="P19"><text:bookmark text:name="r-1978133"/><text:span text:style-name="Source_20_Text"><text:span text:style-name="T50">YEAR</text:span></text:span><text:bookmark text:name="r-1978136"/></text:p>
            </table:table-cell>
            <table:table-cell table:style-name="Tableau10.A1" office:value-type="string">
              <text:p text:style-name="P19"><text:bookmark text:name="r-1978135"/><text:span text:style-name="Source_20_Text"><text:span text:style-name="T50">0000</text:span></text:span><text:bookmark text:name="r-1978142"/><text:bookmark text:name="r-1978139"/></text:p>
            </table:table-cell>
          </table:table-row>
          <table:table-row table:style-name="Tableau10.2">
            <table:table-cell table:style-name="Tableau10.A1" office:value-type="string">
              <text:p text:style-name="P19"><text:bookmark text:name="r-1978138"/><text:span text:style-name="Source_20_Text"><text:span text:style-name="T50">TIMESTAMP</text:span></text:span><text:bookmark text:name="r-1978141"/></text:p>
            </table:table-cell>
            <table:table-cell table:style-name="Tableau10.A1" office:value-type="string">
              <text:p text:style-name="P19"><text:bookmark text:name="r-1978140"/><text:span text:style-name="Source_20_Text"><text:span text:style-name="T50">00000000000000</text:span></text:span></text:p>
            </table:table-cell>
          </table:table-row>
        </table:table>
        <text:p text:style-name="P22"><text:bookmark text:name="r-1978145"/><text:span text:style-name="T30">Une exception toutefois : si vous insérez un </text:span><text:span text:style-name="Source_20_Text"><text:span text:style-name="T23">TIME</text:span></text:span><text:span text:style-name="T30">  qui dépasse l'intervalle de validité, MySQL ne le remplacera pas par le "zéro", mais par la plus proche valeur appartenant à l'intervalle de validité (-838:59:59 ou 838:59:59).</text:span></text:p>
        <text:h text:style-name="P5" text:outline-level="5"><text:bookmark text:name="r-1978153"/>En résumé</text:h>
        <text:list xml:id="list737086530" text:style-name="L13">
          <text:list-item>
            <text:p text:style-name="P44"><text:bookmark text:name="r-1978152"/><text:bookmark text:name="r-1978147"/><text:bookmark text:name="r-1978146"/>MySQL définit plusieurs types de données : des numériques entiers, des numériques décimaux, des textes alphanumériques, des chaînes binaires alphanumériques et des données temporelles.</text:p>
          </text:list-item>
          <text:list-item>
            <text:p text:style-name="P44"><text:bookmark text:name="r-1978149"/><text:bookmark text:name="r-1978148"/>Il est important de toujours utiliser le type de donnée adapté à la situation.</text:p>
          </text:list-item>
          <text:list-item>
            <text:p text:style-name="P30"><text:bookmark text:name="r-1978151"/><text:bookmark text:name="r-1978150"/><text:span text:style-name="Source_20_Text"><text:span text:style-name="T23">SET</text:span></text:span><text:span text:style-name="T30">  et </text:span><text:span text:style-name="Source_20_Text"><text:span text:style-name="T23">ENUM</text:span></text:span><text:span text:style-name="T30">  sont des types de données qui n'existent que chez MySQL. Il vaut donc mieux éviter de les utiliser.</text:span></text:p>
          </text:list-item>
        </text:list>
      </text:section>
      <text:p text:style-name="P14"/>
      <text:h text:style-name="P2" text:outline-level="4"><text:bookmark text:name="r-1978490"/>Changement du type de données</text:h>
      <text:p text:style-name="P22"><text:bookmark text:name="r-1978479"/><text:span text:style-name="T19">Les mots-clés </text:span><text:span text:style-name="Source_20_Text"><text:span text:style-name="T39">CHANGE</text:span></text:span><text:span text:style-name="T19">  et </text:span><text:span text:style-name="Source_20_Text"><text:span text:style-name="T39">MODIFY</text:span></text:span><text:span text:style-name="T19">  peuvent être utilisés pour changer le type de donnée de la colonne, mais aussi changer la valeur par défaut ou ajouter/supprimer une propriété </text:span><text:span text:style-name="Source_20_Text"><text:span text:style-name="T39">AUTO_INCREMENT</text:span></text:span><text:span text:style-name="T19">. Si vous utilisez </text:span><text:span text:style-name="Source_20_Text"><text:span text:style-name="T39">CHANGE</text:span></text:span><text:span text:style-name="T19">, vous pouvez, comme on vient de le voir, renommer la colonne en même temps. Si vous ne désirez pas la renommer, il suffit d'indiquer deux fois le même nom.<text:line-break/>Voici les syntaxes possibles :</text:span></text:p>
      <text:p text:style-name="P12"><text:bookmark text:name="r-1978480"/><text:span text:style-name="Source_20_Text"><text:span text:style-name="T11">ALTER </text:span></text:span><text:span text:style-name="Source_20_Text"><text:span text:style-name="T4">TABLE</text:span></text:span><text:span text:style-name="Source_20_Text"><text:span text:style-name="T11"> nom_table </text:span></text:span></text:p>
      <text:p text:style-name="P12"><text:span text:style-name="Source_20_Text"><text:span text:style-name="T11">CHANGE ancien_nom nouveau_nom nouvelle_description;</text:span></text:span></text:p>
      <text:p text:style-name="P13"><text:soft-page-break/></text:p>
      <text:p text:style-name="P12"><text:span text:style-name="Source_20_Text"><text:span text:style-name="T11">ALTER </text:span></text:span><text:span text:style-name="Source_20_Text"><text:span text:style-name="T4">TABLE</text:span></text:span><text:span text:style-name="Source_20_Text"><text:span text:style-name="T11"> nom_table </text:span></text:span></text:p>
      <text:p text:style-name="P12"><text:span text:style-name="Source_20_Text"><text:span text:style-name="T11">MODIFY nom_colonne nouvelle_description;</text:span></text:span></text:p>
      <text:p text:style-name="P32"><text:bookmark text:name="r-1978481"/>Des exemples pour illustrer :</text:p>
      <text:p text:style-name="P12"><text:bookmark text:name="r-1978482"/><text:span text:style-name="Source_20_Text"><text:span text:style-name="T11">ALTER </text:span></text:span><text:span text:style-name="Source_20_Text"><text:span text:style-name="T4">TABLE</text:span></text:span><text:span text:style-name="Source_20_Text"><text:span text:style-name="T11"> Test_tuto </text:span></text:span></text:p>
      <text:p text:style-name="P12"><text:span text:style-name="Source_20_Text"><text:span text:style-name="T11">CHANGE prenom nom </text:span></text:span><text:span text:style-name="Source_20_Text"><text:span text:style-name="T41">VARCHAR</text:span></text:span><text:span text:style-name="Source_20_Text"><text:span text:style-name="T11">(</text:span></text:span><text:span text:style-name="Source_20_Text"><text:span text:style-name="T17">30</text:span></text:span><text:span text:style-name="Source_20_Text"><text:span text:style-name="T11">) </text:span></text:span><text:span text:style-name="Source_20_Text"><text:span text:style-name="T4">NOT</text:span></text:span><text:span text:style-name="Source_20_Text"><text:span text:style-name="T11"> </text:span></text:span><text:span text:style-name="Source_20_Text"><text:span text:style-name="T4">NULL</text:span></text:span><text:span text:style-name="Source_20_Text"><text:span text:style-name="T11">; </text:span></text:span><text:span text:style-name="Source_20_Text"><text:span text:style-name="T15">-- Changement du type + changement du nom</text:span></text:span></text:p>
      <text:p text:style-name="P13"/>
      <text:p text:style-name="P12"><text:span text:style-name="Source_20_Text"><text:span text:style-name="T11">ALTER </text:span></text:span><text:span text:style-name="Source_20_Text"><text:span text:style-name="T4">TABLE</text:span></text:span><text:span text:style-name="Source_20_Text"><text:span text:style-name="T11"> Test_tuto </text:span></text:span></text:p>
      <text:p text:style-name="P12"><text:span text:style-name="Source_20_Text"><text:span text:style-name="T11">CHANGE id id </text:span></text:span><text:span text:style-name="Source_20_Text"><text:span text:style-name="T41">BIGINT</text:span></text:span><text:span text:style-name="Source_20_Text"><text:span text:style-name="T11"> </text:span></text:span><text:span text:style-name="Source_20_Text"><text:span text:style-name="T4">NOT</text:span></text:span><text:span text:style-name="Source_20_Text"><text:span text:style-name="T11"> </text:span></text:span><text:span text:style-name="Source_20_Text"><text:span text:style-name="T4">NULL</text:span></text:span><text:span text:style-name="Source_20_Text"><text:span text:style-name="T11">; </text:span></text:span><text:span text:style-name="Source_20_Text"><text:span text:style-name="T15">-- Changement du type sans renommer</text:span></text:span></text:p>
      <text:p text:style-name="P13"/>
      <text:p text:style-name="P12"><text:span text:style-name="Source_20_Text"><text:span text:style-name="T11">ALTER </text:span></text:span><text:span text:style-name="Source_20_Text"><text:span text:style-name="T4">TABLE</text:span></text:span><text:span text:style-name="Source_20_Text"><text:span text:style-name="T11"> Test_tuto</text:span></text:span></text:p>
      <text:p text:style-name="P12"><text:span text:style-name="Source_20_Text"><text:span text:style-name="T11">MODIFY id </text:span></text:span><text:span text:style-name="Source_20_Text"><text:span text:style-name="T41">BIGINT</text:span></text:span><text:span text:style-name="Source_20_Text"><text:span text:style-name="T11"> </text:span></text:span><text:span text:style-name="Source_20_Text"><text:span text:style-name="T4">NOT</text:span></text:span><text:span text:style-name="Source_20_Text"><text:span text:style-name="T11"> </text:span></text:span><text:span text:style-name="Source_20_Text"><text:span text:style-name="T4">NULL</text:span></text:span><text:span text:style-name="Source_20_Text"><text:span text:style-name="T11"> AUTO_INCREMENT; </text:span></text:span><text:span text:style-name="Source_20_Text"><text:span text:style-name="T15">-- Ajout de l'auto-incrémentation</text:span></text:span></text:p>
      <text:p text:style-name="P13"/>
      <text:p text:style-name="P12"><text:span text:style-name="Source_20_Text"><text:span text:style-name="T11">ALTER </text:span></text:span><text:span text:style-name="Source_20_Text"><text:span text:style-name="T4">TABLE</text:span></text:span><text:span text:style-name="Source_20_Text"><text:span text:style-name="T11"> Test_tuto </text:span></text:span></text:p>
      <text:p text:style-name="P12"><text:span text:style-name="Source_20_Text"><text:span text:style-name="T11">MODIFY nom </text:span></text:span><text:span text:style-name="Source_20_Text"><text:span text:style-name="T41">VARCHAR</text:span></text:span><text:span text:style-name="Source_20_Text"><text:span text:style-name="T11">(</text:span></text:span><text:span text:style-name="Source_20_Text"><text:span text:style-name="T17">30</text:span></text:span><text:span text:style-name="Source_20_Text"><text:span text:style-name="T11">) </text:span></text:span><text:span text:style-name="Source_20_Text"><text:span text:style-name="T4">NOT</text:span></text:span><text:span text:style-name="Source_20_Text"><text:span text:style-name="T11"> </text:span></text:span><text:span text:style-name="Source_20_Text"><text:span text:style-name="T4">NULL</text:span></text:span><text:span text:style-name="Source_20_Text"><text:span text:style-name="T11"> </text:span></text:span><text:span text:style-name="Source_20_Text"><text:span text:style-name="T4">DEFAULT</text:span></text:span><text:span text:style-name="Source_20_Text"><text:span text:style-name="T11"> </text:span></text:span><text:span text:style-name="Source_20_Text"><text:span text:style-name="T13">'Blabla'</text:span></text:span><text:span text:style-name="Source_20_Text"><text:span text:style-name="T11">; </text:span></text:span><text:span text:style-name="Source_20_Text"><text:span text:style-name="T15">-- Changement de la description (même type mais ajout d'une valeur par défaut)</text:span></text:span></text:p>
      <text:p text:style-name="P22"><text:bookmark text:name="r-1978483"/><text:span text:style-name="T19">Il existe pas mal d'autres possibilités et combinaisons pour la commande </text:span><text:span text:style-name="Source_20_Text"><text:span text:style-name="T39">ALTER TABLE</text:span></text:span><text:span text:style-name="T19">  , mais en faire la liste complète ne rentre pas dans le cadre de ce cours. Si vous </text:span><text:soft-page-break/><text:span text:style-name="T19">ne trouvez pas votre bonheur ici, je vous conseille de le chercher dans la </text:span><text:a xlink:type="simple" xlink:href="https://dev.mysql.com/doc/refman/5.5/en/alter-table.html" office:target-frame-name="_blank" xlink:show="new" text:style-name="Internet_20_link" text:visited-style-name="Visited_20_Internet_20_Link"><text:span text:style-name="T46">documentation officielle</text:span></text:a><text:span text:style-name="T19">.</text:span></text:p>
      <text:h text:style-name="P6" text:outline-level="5"><text:bookmark text:name="r-1978489"/>En résumé</text:h>
      <text:list xml:id="list2056831998" text:style-name="L14">
        <text:list-item>
          <text:p text:style-name="P31"><text:bookmark text:name="r-1978488"/><text:bookmark text:name="r-1978485"/><text:bookmark text:name="r-1978484"/><text:span text:style-name="T30">La commande </text:span><text:span text:style-name="Source_20_Text"><text:span text:style-name="T23">ALTER TABLE</text:span></text:span><text:span text:style-name="T30">  permet de modifier une table.</text:span></text:p>
        </text:list-item>
        <text:list-item>
          <text:p text:style-name="P47"><text:bookmark text:name="r-1978487"/><text:bookmark text:name="r-1978486"/><text:span text:style-name="T30">Lorsque l'on ajoute ou modifie une colonne, il faut toujours préciser sa (nouvelle) description </text:span><text:span text:style-name="Strong_20_Emphasis"><text:span text:style-name="T32">complète</text:span></text:span><text:span text:style-name="T30"> (type, valeur par défaut, auto-incrément éventuel).</text:span></text:p>
        </text:list-item>
      </text:list>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MathJax Main" svg:font-family="'MathJax Main'"/>
    <style:font-face style:name="Monaco" svg:font-family="Monaco, Menlo, 'Ubuntu Mono', Consolas, source-code-pro, 'Droid Sans Mono', monospace"/>
    <style:font-face style:name="Montserrat" svg:font-family="Montserrat, sans-serif"/>
    <style:font-face style:name="monospace" svg:font-family="monospace,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1-28T15:57:51.581000000</dc:date>
    <meta:editing-duration>PT27M59S</meta:editing-duration>
    <meta:editing-cycles>3</meta:editing-cycles>
    <meta:document-statistic meta:table-count="10" meta:image-count="2" meta:object-count="0" meta:page-count="19" meta:paragraph-count="313" meta:word-count="4688" meta:character-count="28112" meta:non-whitespace-character-count="23585"/>
  </office:meta>
</office:document-meta>
</file>